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 fo:margin-left="2in" fo:text-indent="0.5in">
        <style:tab-stops/>
      </style:paragraph-properties>
      <style:text-properties style:font-name="Courier New" style:font-name-complex="Courier New" fo:font-weight="bold" style:font-weight-asian="bold" fo:font-style="italic" style:font-style-asian="italic" fo:color="#C00000" fo:font-size="18pt" style:font-size-asian="18pt" style:text-underline-type="single" style:text-underline-style="solid" style:text-underline-width="auto" style:text-underline-mode="continuous"/>
    </style:style>
    <style:style style:name="P3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4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5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1" style:parent-style-name="PlainText" style:family="paragraph">
      <style:text-properties style:font-name="Courier New" style:font-name-complex="Courier New" fo:font-weight="bold" style:font-weight-asian="bold" fo:font-style="italic" style:font-style-asian="italic" fo:color="#FF0000" fo:font-size="11pt" style:font-size-asian="11pt"/>
    </style:style>
    <style:style style:name="T52" style:parent-style-name="DefaultParagraphFont" style:family="text">
      <style:text-properties style:font-name="Courier New" style:font-name-complex="Courier New" fo:font-weight="bold" style:font-weight-asian="bold" fo:font-style="italic" style:font-style-asian="italic" fo:color="#FF0000" fo:font-size="11pt" style:font-size-asian="11pt"/>
    </style:style>
    <style:style style:name="P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7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58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1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62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9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70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5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0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81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4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85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9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00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4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75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1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2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3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25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426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4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4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18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519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5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53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554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5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56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557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5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61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562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5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68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569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570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5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5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37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638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6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6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19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720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7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24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7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31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732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7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72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773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7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77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778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7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82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783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7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799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800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8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03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804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8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08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809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8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23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824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8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34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835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8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8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T923" style:parent-style-name="DefaultParagraphFont" style:family="text">
      <style:text-properties style:font-name="Courier New" style:font-name-complex="Courier New" fo:font-weight="bold" style:font-weight-asian="bold" fo:font-size="11pt" style:font-size-asian="11pt"/>
    </style:style>
    <style:style style:name="T924" style:parent-style-name="DefaultParagraphFont" style:family="text">
      <style:text-properties style:font-name="Courier New" style:font-name-complex="Courier New" fo:font-weight="bold" style:font-weight-asian="bold" fo:font-size="11pt" style:font-size-asian="11pt"/>
    </style:style>
    <style:style style:name="T925" style:parent-style-name="DefaultParagraphFont" style:family="text">
      <style:text-properties style:font-name="Courier New" style:font-name-complex="Courier New" fo:font-weight="bold" style:font-weight-asian="bold" fo:font-size="11pt" style:font-size-asian="11pt"/>
    </style:style>
    <style:style style:name="T926" style:parent-style-name="DefaultParagraphFont" style:family="text">
      <style:text-properties style:font-name="Courier New" style:font-name-complex="Courier New" fo:font-weight="bold" style:font-weight-asian="bold" fo:font-size="11pt" style:font-size-asian="11pt"/>
    </style:style>
    <style:style style:name="T927" style:parent-style-name="DefaultParagraphFont" style:family="text">
      <style:text-properties style:font-name="Courier New" style:font-name-complex="Courier New" fo:font-weight="bold" style:font-weight-asian="bold" fo:font-size="11pt" style:font-size-asian="11pt"/>
    </style:style>
    <style:style style:name="T928" style:parent-style-name="DefaultParagraphFont" style:family="text">
      <style:text-properties style:font-name="Courier New" style:font-name-complex="Courier New" fo:font-weight="bold" style:font-weight-asian="bold" fo:color="#FF0000" fo:font-size="18pt" style:font-size-asian="18pt" style:text-underline-type="single" style:text-underline-style="solid" style:text-underline-width="auto" style:text-underline-mode="continuous"/>
    </style:style>
    <style:style style:name="T929" style:parent-style-name="DefaultParagraphFont" style:family="text">
      <style:text-properties style:font-name="Courier New" style:font-name-complex="Courier New" fo:font-weight="bold" style:font-weight-asian="bold" fo:font-size="11pt" style:font-size-asian="11pt"/>
    </style:style>
    <style:style style:name="T930" style:parent-style-name="DefaultParagraphFont" style:family="text">
      <style:text-properties style:font-name="Courier New" style:font-name-complex="Courier New" fo:font-weight="bold" style:font-weight-asian="bold" fo:font-size="11pt" style:font-size-asian="11pt"/>
    </style:style>
    <style:style style:name="T931" style:parent-style-name="DefaultParagraphFont" style:family="text">
      <style:text-properties style:font-name="Courier New" style:font-name-complex="Courier New" fo:font-weight="bold" style:font-weight-asian="bold" fo:font-size="11pt" style:font-size-asian="11pt"/>
    </style:style>
    <style:style style:name="T932" style:parent-style-name="DefaultParagraphFont" style:family="text">
      <style:text-properties style:font-name="Courier New" style:font-name-complex="Courier New" fo:font-weight="bold" style:font-weight-asian="bold" fo:font-size="11pt" style:font-size-asian="11pt"/>
    </style:style>
    <style:style style:name="T933" style:parent-style-name="DefaultParagraphFont" style:family="text">
      <style:text-properties style:font-name="Courier New" style:font-name-complex="Courier New" fo:font-weight="bold" style:font-weight-asian="bold" fo:font-size="11pt" style:font-size-asian="11pt"/>
    </style:style>
    <style:style style:name="T934" style:parent-style-name="DefaultParagraphFont" style:family="text">
      <style:text-properties style:font-name="Courier New" style:font-name-complex="Courier New" fo:font-weight="bold" style:font-weight-asian="bold" fo:font-size="11pt" style:font-size-asian="11pt"/>
    </style:style>
    <style:style style:name="P9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49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T950" style:parent-style-name="DefaultParagraphFont" style:family="text">
      <style:text-properties style:font-name="Courier New" style:font-name-complex="Courier New" fo:font-weight="bold" style:font-weight-asian="bold" fo:color="#FF0000" fo:font-size="11pt" style:font-size-asian="11pt"/>
    </style:style>
    <style:style style:name="P9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91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9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9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03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0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17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018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0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47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048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0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62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0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75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076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0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89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090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091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0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0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03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104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1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14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115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1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27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128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1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42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143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1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56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157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1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73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T1174" style:parent-style-name="DefaultParagraphFont" style:family="text">
      <style:text-properties style:font-name="Courier New" style:font-name-complex="Courier New" fo:font-weight="bold" style:font-weight-asian="bold" fo:color="#FF0000" fo:font-size="11pt" style:font-size-asian="11pt"/>
    </style:style>
    <style:style style:name="P11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1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51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252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2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81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282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2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2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47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3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60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361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3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3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4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5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11" style:parent-style-name="PlainText" style:family="paragraph">
      <style:text-properties style:font-name="Courier New" style:font-name-complex="Courier New" fo:font-weight="bold" style:font-weight-asian="bold" fo:color="#FF0000" fo:font-size="14pt" style:font-size-asian="14pt"/>
    </style:style>
    <style:style style:name="P1612" style:parent-style-name="PlainText" style:family="paragraph">
      <style:text-properties style:font-name="Courier New" style:font-name-complex="Courier New" fo:font-weight="bold" style:font-weight-asian="bold" fo:color="#FF0000" fo:font-size="14pt" style:font-size-asian="14pt"/>
    </style:style>
    <style:style style:name="P16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22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623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6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96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T1697" style:parent-style-name="DefaultParagraphFont" style:family="text">
      <style:text-properties style:font-name="Courier New" style:font-name-complex="Courier New" fo:font-weight="bold" style:font-weight-asian="bold" fo:color="#FF0000" fo:font-size="11pt" style:font-size-asian="11pt"/>
    </style:style>
    <style:style style:name="P16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6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27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728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7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44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745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7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63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764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7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7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94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895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8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8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10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11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14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15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18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19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27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928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19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43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44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60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61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83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84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87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88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91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19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96" style:parent-style-name="PlainText" style:family="paragraph">
      <style:text-properties style:font-name="Courier New" style:font-name-complex="Courier New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1997" style:parent-style-name="PlainText" style:family="paragraph">
      <style:text-properties style:font-name="Courier New" style:font-name-complex="Courier New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19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19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09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2010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20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88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2089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20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92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2093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20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96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2097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20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0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03" style:parent-style-name="PlainText" style:family="paragraph">
      <style:text-properties style:font-name="Courier New" style:font-name-complex="Courier New" fo:font-weight="bold" style:font-weight-asian="bold" fo:color="#FF0000" fo:font-size="12pt" style:font-size-asian="12pt"/>
    </style:style>
    <style:style style:name="P2104" style:parent-style-name="PlainText" style:family="paragraph">
      <style:text-properties style:font-name="Courier New" style:font-name-complex="Courier New" fo:font-weight="bold" style:font-weight-asian="bold" fo:color="#FF0000" fo:font-size="12pt" style:font-size-asian="12pt"/>
    </style:style>
    <style:style style:name="P21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39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2140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21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54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2155" style:parent-style-name="PlainText" style:family="paragraph">
      <style:text-properties style:font-name="Courier New" style:font-name-complex="Courier New" fo:font-weight="bold" style:font-weight-asian="bold" fo:color="#FF0000" fo:font-size="11pt" style:font-size-asian="11pt"/>
    </style:style>
    <style:style style:name="P21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70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2171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21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74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2175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21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78" style:parent-style-name="PlainText" style:family="paragraph">
      <style:text-properties style:font-name="Courier New" style:font-name-complex="Courier New" fo:font-weight="bold" style:font-weight-asian="bold" fo:font-style="italic" style:font-style-asian="italic" fo:font-size="11pt" style:font-size-asian="11pt"/>
    </style:style>
    <style:style style:name="P21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1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2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3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4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5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1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1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1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2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2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2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2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2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2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2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2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2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2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3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3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3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3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3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3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3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3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3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3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4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4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4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4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4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4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4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4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4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4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5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5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5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5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5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5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5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5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5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5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6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6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6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6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6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6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6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6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6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6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7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7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7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7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7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7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7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7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7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7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8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8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8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8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8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8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8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8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8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8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9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9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9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9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9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9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9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9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9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69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0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0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0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0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0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0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0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07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08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09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10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11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12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13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14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15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  <style:style style:name="P2716" style:parent-style-name="PlainText" style:family="paragraph">
      <style:text-properties style:font-name="Courier New" style:font-name-complex="Courier New" fo:font-weight="bold" style:font-weight-asian="bold" fo:font-size="11pt" style:font-size-asian="11pt"/>
    </style:style>
  </office:automatic-styles>
  <office:body>
    <office:text text:use-soft-page-breaks="true">
      <text:p text:style-name="P1">CONTINUE NOTES</text:p>
      <text:p text:style-name="P3"/>
      <text:p text:style-name="P4">iv)Conversion Function</text:p>
      <text:p text:style-name="P5">========================</text:p>
      <text:p text:style-name="P6">A conversion function is used to convert one type to another type.</text:p>
      <text:p text:style-name="P7">ex:</text:p>
      <text:p text:style-name="P8"><text:tab/>TO_CHAR()<text:s/></text:p>
      <text:p text:style-name="P9"/>
      <text:p text:style-name="P10">We have two pseudo's for TO_CHAR() function.</text:p>
      <text:p text:style-name="P11"/>
      <text:p text:style-name="P12">1)number to_char()</text:p>
      <text:p text:style-name="P13">-----------------</text:p>
      <text:p text:style-name="P14"><text:tab/>It will accept '9' in digits and '$' or euro's symbol.</text:p>
      <text:p text:style-name="P15"><text:tab/>ex:</text:p>
      <text:p text:style-name="P16"><text:tab/><text:tab/>select eid,ename,esal from emp;<text:tab/></text:p>
      <text:p text:style-name="P17"/>
      <text:p text:style-name="P18"><text:tab/><text:tab/>select eid,ename,TO_CHAR(esal,'9,999') from emp;</text:p>
      <text:p text:style-name="P19"/>
      <text:p text:style-name="P20"><text:tab/><text:tab/>select eid,ename,TO_CHAR(esal,'99,999') from emp;</text:p>
      <text:p text:style-name="P21"/>
      <text:p text:style-name="P22"><text:tab/><text:tab/>select eid,ename,TO_CHAR(esal,'99,999') as ESAL from emp;</text:p>
      <text:p text:style-name="P23"/>
      <text:p text:style-name="P24"><text:tab/><text:tab/>select eid,ename,TO_CHAR(esal,'$99,999') as ESAL from emp;<text:tab/></text:p>
      <text:p text:style-name="P25"/>
      <text:p text:style-name="P26">2)date to_char()<text:s/></text:p>
      <text:p text:style-name="P27">------------------</text:p>
      <text:p text:style-name="P28"><text:tab/>select TO_CHAR(sysdate,'dd-MM-yyyy') from dual;<text:s/></text:p>
      <text:p text:style-name="P29"/>
      <text:p text:style-name="P30"><text:tab/>select TO_CHAR(sysdate,'yyyy-MM-dd') from dual;<text:s/></text:p>
      <text:p text:style-name="P31"/>
      <text:p text:style-name="P32"><text:tab/>select TO_CHAR(sysdate,'DAY') from dual; //WEDNESDAY</text:p>
      <text:p text:style-name="P33"/>
      <text:p text:style-name="P34"><text:tab/>select TO_CHAR(sysdate,'DY') from dual; //WED</text:p>
      <text:p text:style-name="P35"/>
      <text:p text:style-name="P36"><text:tab/>select TO_CHAR(sysdate,'MONTH') from dual; //MAY<text:s/></text:p>
      <text:p text:style-name="P37"/>
      <text:p text:style-name="P38"><text:tab/>select TO_CHAR(sysdate,'YEAR') from dual; <text:s/>//TWENTY TWENTY-THREE</text:p>
      <text:p text:style-name="P39"/>
      <text:p text:style-name="P40"><text:tab/>select TO_CHAR(sysdate,'dd') from dual;<text:tab/>//24</text:p>
      <text:p text:style-name="P41"><text:tab/></text:p>
      <text:p text:style-name="P42"><text:tab/>select TO_CHAR(sysdate,'MM') from dual; //05</text:p>
      <text:p text:style-name="P43"/>
      <text:p text:style-name="P44"><text:tab/>select TO_CHAR(sysdate,'yy') from dual; //23</text:p>
      <text:p text:style-name="P45"/>
      <text:p text:style-name="P46"><text:tab/>select TO_CHAR(sysdate,'HH:MI:SS') from dual; //09:14:45</text:p>
      <text:p text:style-name="P47"/>
      <text:p text:style-name="P48"><text:tab/>select TO_CHAR(sysdate,'dd-MM-yyyy HH:MI:SS') from dual;<text:s/></text:p>
      <text:p text:style-name="P49"/>
      <text:p text:style-name="P50"/>
      <text:p text:style-name="P51">Group by Clause</text:p>
      <text:p text:style-name="PlainText"><text:span text:style-name="T52">==================</text:span></text:p>
      <text:p text:style-name="P53">It is used to divide the rows into multiple groups so that we can apply group functions.</text:p>
      <text:p text:style-name="P54"/>
      <text:soft-page-break/>
      <text:p text:style-name="P55">A column which is present in select clause then same column must be there in group by clause.</text:p>
      <text:p text:style-name="P56"/>
      <text:p text:style-name="P57">Q1)Write a query to display sum of salary of each department?</text:p>
      <text:p text:style-name="P58"/>
      <text:p text:style-name="P59"><text:tab/>select sum(esal),deptno from emp group by deptno;<text:s/></text:p>
      <text:p text:style-name="P60"/>
      <text:p text:style-name="P61">Q2)Write a query to display highest salary of each department?</text:p>
      <text:p text:style-name="P62"/>
      <text:p text:style-name="P63"><text:tab/>select max(esal),deptno from emp group by deptno;</text:p>
      <text:p text:style-name="P64"/>
      <text:p text:style-name="P65">Q3)Write a query to display average salary of each job?</text:p>
      <text:p text:style-name="P66"/>
      <text:p text:style-name="P67"><text:tab/>select avg(esal),job from emp group by job;</text:p>
      <text:p text:style-name="P68"/>
      <text:p text:style-name="P69">Having clause</text:p>
      <text:p text:style-name="P70">===============</text:p>
      <text:p text:style-name="P71">Having clause is used to filter the output from group by clause.</text:p>
      <text:p text:style-name="P72"/>
      <text:p text:style-name="P73">Having clause must declare after group by clause.</text:p>
      <text:p text:style-name="P74"/>
      <text:p text:style-name="P75">Q4)Write a query to display sum of salary of each department whose sum of salary is greater then 35000?</text:p>
      <text:p text:style-name="P76"/>
      <text:p text:style-name="P77"><text:tab/>select<text:s/>sum(esal),deptno from emp group by deptno having sum(esal)&gt;35000;</text:p>
      <text:p text:style-name="P78"/>
      <text:p text:style-name="P79"/>
      <text:p text:style-name="P80">Q5)Write a query to display minimum salary of each job whose minimum salary is less then 25000?</text:p>
      <text:p text:style-name="P81"/>
      <text:p text:style-name="P82"><text:tab/>select min(esal),job from emp group by job having min(esal)&lt;25000;</text:p>
      <text:p text:style-name="P83"/>
      <text:p text:style-name="P84">Order by clause</text:p>
      <text:p text:style-name="P85">================</text:p>
      <text:p text:style-name="P86">Order by clause is used to arrange the rows in a table.</text:p>
      <text:p text:style-name="P87"/>
      <text:p text:style-name="P88">By default it will arrange all the records in ascending order.</text:p>
      <text:p text:style-name="P89"/>
      <text:p text:style-name="P90">ex:</text:p>
      <text:p text:style-name="P91"><text:tab/>select * from student order by sno;</text:p>
      <text:p text:style-name="P92"/>
      <text:p text:style-name="P93"><text:tab/>select * from student order by sno desc;</text:p>
      <text:p text:style-name="P94"><text:tab/></text:p>
      <text:p text:style-name="P95"><text:tab/>select * from emp order by ename;</text:p>
      <text:p text:style-name="P96"/>
      <text:p text:style-name="P97"><text:tab/>select * from emp order by esal;</text:p>
      <text:p text:style-name="P98"/>
      <text:p text:style-name="P99">Integrity constraints</text:p>
      <text:p text:style-name="P100">======================</text:p>
      <text:p text:style-name="P101">A constraint is a rule which is applied on a table.</text:p>
      <text:p text:style-name="P102"/>
      <text:p text:style-name="P103">Using contraints we can achieve accuracy and quality of data.</text:p>
      <text:p text:style-name="P104"/>
      <text:p text:style-name="P105">We have following list of constraints.</text:p>
      <text:p text:style-name="P106"/>
      <text:p text:style-name="P107">1)NOT NULL</text:p>
      <text:p text:style-name="P108"/>
      <text:p text:style-name="P109">2)UNIQUE</text:p>
      <text:p text:style-name="P110"/>
      <text:p text:style-name="P111">3)PRIMARY KEY<text:s/></text:p>
      <text:p text:style-name="P112"/>
      <text:p text:style-name="P113">4)FOREIGN KEY<text:s/></text:p>
      <text:p text:style-name="P114"/>
      <text:p text:style-name="P115">5)CHECK<text:s/></text:p>
      <text:p text:style-name="P116"/>
      <text:p text:style-name="P117">Contraints are created into two levels.</text:p>
      <text:p text:style-name="P118"/>
      <text:p text:style-name="P119">i)column level</text:p>
      <text:p text:style-name="P120"/>
      <text:p text:style-name="P121">ii)table level<text:s/></text:p>
      <text:p text:style-name="P122"/>
      <text:p text:style-name="P123"/>
      <text:p text:style-name="P124">1)NOT NULL</text:p>
      <text:p text:style-name="P125">-------------</text:p>
      <text:p text:style-name="P126">NOT NULL constraint does not accept null values.</text:p>
      <text:p text:style-name="P127"/>
      <text:p text:style-name="P128">It will accept<text:s/>duplicate values.</text:p>
      <text:p text:style-name="P129"/>
      <text:p text:style-name="P130">NOT NULL constrains can be created only at column level.</text:p>
      <text:p text:style-name="P131"/>
      <text:p text:style-name="P132"/>
      <text:p text:style-name="P133">column level</text:p>
      <text:p text:style-name="P134">-----------</text:p>
      <text:p text:style-name="P135">drop table student;</text:p>
      <text:p text:style-name="P136"/>
      <text:p text:style-name="P137">create table student (sno number(3) NOT NULL, sname varchar2(10), sadd varchar2(12));</text:p>
      <text:p text:style-name="P138"/>
      <text:p text:style-name="P139">insert into student values(101,'raja','hyd');<text:s/></text:p>
      <text:p text:style-name="P140"/>
      <text:p text:style-name="P141">insert into student values(102,null,null);</text:p>
      <text:p text:style-name="P142"/>
      <text:p text:style-name="P143">insert into student values(101,'ramulu','vizag');</text:p>
      <text:p text:style-name="P144"/>
      <text:p text:style-name="P145">insert into student values(null,'ravi','delhi'); //invalid<text:s/></text:p>
      <text:p text:style-name="P146"/>
      <text:p text:style-name="P147">commit;</text:p>
      <text:p text:style-name="P148"/>
      <text:p text:style-name="P149">Note<text:s/></text:p>
      <text:p text:style-name="P150">----</text:p>
      <text:p text:style-name="P151">NOT NULL constraint can be created for multiple columns.</text:p>
      <text:p text:style-name="P152"/>
      <text:p text:style-name="P153">ex:<text:s/></text:p>
      <text:p text:style-name="P154"><text:tab/></text:p>
      <text:p text:style-name="P155">create table student (sno number(3) NOT NULL,<text:s/></text:p>
      <text:p text:style-name="P156"><text:tab/><text:tab/><text:tab/><text:tab/>sname varchar2(10) NOT NULL ,<text:s/></text:p>
      <text:p text:style-name="P157"><text:tab/><text:tab/><text:tab/><text:tab/><text:tab/>sadd varchar2(12) NOT NULL);</text:p>
      <text:p text:style-name="P158"/>
      <text:p text:style-name="P159">insert into student values(null,'raja','hyd'); //invalid<text:s/></text:p>
      <text:p text:style-name="P160"/>
      <text:soft-page-break/>
      <text:p text:style-name="P161">insert into student values(102,null,'delhi'); //invalid<text:s/></text:p>
      <text:p text:style-name="P162"/>
      <text:p text:style-name="P163">insert into student values(103,'ramulu',null); //invalid<text:s/></text:p>
      <text:p text:style-name="P164"/>
      <text:p text:style-name="P165">2)UNIQUE</text:p>
      <text:p text:style-name="P166">-----------</text:p>
      <text:p text:style-name="P167">UNIQUE constraint will not accept duplicate values.</text:p>
      <text:p text:style-name="P168"/>
      <text:p text:style-name="P169">It will accept null values.</text:p>
      <text:p text:style-name="P170"/>
      <text:p text:style-name="P171">UNIQUE constraint can be created at column level as well as table level.</text:p>
      <text:p text:style-name="P172"/>
      <text:p text:style-name="P173"/>
      <text:p text:style-name="P174">column<text:s/>level</text:p>
      <text:p text:style-name="P175">-----------</text:p>
      <text:p text:style-name="P176">drop table student;</text:p>
      <text:p text:style-name="P177"/>
      <text:p text:style-name="P178">create table student (sno number(3) UNIQUE, sname varchar2(10), sadd varchar2(12));</text:p>
      <text:p text:style-name="P179"/>
      <text:p text:style-name="P180">insert into student values(101,'raja','hyd');<text:s/></text:p>
      <text:p text:style-name="P181"/>
      <text:p text:style-name="P182">insert into student values(102,'ravi','delhi');</text:p>
      <text:p text:style-name="P183"/>
      <text:p text:style-name="P184">insert into student values(null,'ramana','vizag');</text:p>
      <text:p text:style-name="P185"/>
      <text:p text:style-name="P186">insert into student values(101,'ramulu','vizag'); //invalid<text:s/></text:p>
      <text:p text:style-name="P187"/>
      <text:p text:style-name="P188">commit;</text:p>
      <text:p text:style-name="P189"/>
      <text:p text:style-name="P190"/>
      <text:p text:style-name="P191">table level</text:p>
      <text:p text:style-name="P192">------------</text:p>
      <text:p text:style-name="P193">drop table student;</text:p>
      <text:p text:style-name="P194"/>
      <text:p text:style-name="P195">create table student (sno number(3) ,<text:s/></text:p>
      <text:p text:style-name="P196"><text:tab/><text:tab/><text:tab/><text:tab/>sname varchar2(10),<text:s/></text:p>
      <text:p text:style-name="P197"><text:tab/><text:tab/><text:tab/><text:tab/><text:tab/>sadd varchar2(12), UNIQUE(sno));</text:p>
      <text:p text:style-name="P198"/>
      <text:p text:style-name="P199">insert into student values(101,'raja','hyd');<text:s/></text:p>
      <text:p text:style-name="P200"/>
      <text:p text:style-name="P201">insert into student values(102,'ravi','delhi');</text:p>
      <text:p text:style-name="P202"/>
      <text:p text:style-name="P203">insert into student values(null,'ramana','vizag');</text:p>
      <text:p text:style-name="P204"/>
      <text:p text:style-name="P205">insert into student values(101,'ramulu','vizag'); //invalid<text:s/></text:p>
      <text:p text:style-name="P206"/>
      <text:p text:style-name="P207">commit;</text:p>
      <text:p text:style-name="P208"/>
      <text:p text:style-name="P209"/>
      <text:p text:style-name="P210">Note:</text:p>
      <text:p text:style-name="P211">------</text:p>
      <text:p text:style-name="P212">UNIQUE constraint can be created for multiple columns.</text:p>
      <text:p text:style-name="P213">ex:</text:p>
      <text:p text:style-name="P214"/>
      <text:soft-page-break/>
      <text:p text:style-name="P215">drop table student;</text:p>
      <text:p text:style-name="P216"/>
      <text:p text:style-name="P217">create table student (sno number(3) UNIQUE,<text:s/></text:p>
      <text:p text:style-name="P218"><text:tab/><text:tab/><text:tab/><text:tab/>sname varchar2(10) UNIQUE,<text:s/></text:p>
      <text:p text:style-name="P219"><text:tab/><text:tab/><text:tab/><text:tab/><text:tab/>sadd varchar2(12) UNIQUE);</text:p>
      <text:p text:style-name="P220"/>
      <text:p text:style-name="P221">insert into student values(101,'raja','hyd');<text:s/></text:p>
      <text:p text:style-name="P222"/>
      <text:p text:style-name="P223">insert<text:s/>into student values(101,'ravi','delhi'); //invalid<text:s/></text:p>
      <text:p text:style-name="P224"/>
      <text:p text:style-name="P225">insert into student values(102,'raja','delhi'); // invalid<text:s/></text:p>
      <text:p text:style-name="P226"/>
      <text:p text:style-name="P227">insert into student values(103,'ramana','hyd'); //invalid<text:s/></text:p>
      <text:p text:style-name="P228"/>
      <text:p text:style-name="P229">commit;<text:s/></text:p>
      <text:p text:style-name="P230"/>
      <text:p text:style-name="P231">3)PRIMARY KEY<text:s/></text:p>
      <text:p text:style-name="P232">-----------------</text:p>
      <text:p text:style-name="P233">PRIMARY KEY is a combination<text:s/>of NOT NULL and UNIQUE constraint.</text:p>
      <text:p text:style-name="P234"/>
      <text:p text:style-name="P235">It will not accept null values and duplicate values.</text:p>
      <text:p text:style-name="P236"/>
      <text:p text:style-name="P237">A table can have only one primary key.</text:p>
      <text:p text:style-name="P238"/>
      <text:p text:style-name="P239">PRIMARY key constraint can be created at column level as well as table level.</text:p>
      <text:p text:style-name="P240"/>
      <text:p text:style-name="P241">column level</text:p>
      <text:p text:style-name="P242">---------------</text:p>
      <text:p text:style-name="P243">drop table student;</text:p>
      <text:p text:style-name="P244"/>
      <text:p text:style-name="P245">create table student (sno number(3) PRIMARY KEY,<text:s/></text:p>
      <text:p text:style-name="P246"><text:tab/><text:tab/><text:tab/><text:tab/>sname varchar2(10) ,<text:s/></text:p>
      <text:p text:style-name="P247"><text:tab/><text:tab/><text:tab/><text:tab/><text:tab/>sadd varchar2(12));</text:p>
      <text:p text:style-name="P248"/>
      <text:p text:style-name="P249">insert into student values(101,'raja','hyd');<text:s/></text:p>
      <text:p text:style-name="P250"/>
      <text:p text:style-name="P251">insert into student values(101,'ravi','delhi'); // invalid<text:s/></text:p>
      <text:p text:style-name="P252"/>
      <text:p text:style-name="P253">insert into student values(null,'ramana','vizag'); // invalid<text:s/></text:p>
      <text:p text:style-name="P254"/>
      <text:p text:style-name="P255">commit; <text:s/></text:p>
      <text:p text:style-name="P256"/>
      <text:p text:style-name="P257">table level</text:p>
      <text:p text:style-name="P258">-----------</text:p>
      <text:p text:style-name="P259">drop table student;</text:p>
      <text:p text:style-name="P260"/>
      <text:p text:style-name="P261">create table student (sno number(3),<text:s/></text:p>
      <text:p text:style-name="P262"><text:tab/><text:tab/><text:tab/><text:tab/>sname varchar2(10) ,<text:s/></text:p>
      <text:p text:style-name="P263"><text:tab/><text:tab/><text:tab/><text:tab/><text:tab/>sadd varchar2(12), <text:s/>PRIMARY KEY(sno));</text:p>
      <text:p text:style-name="P264"/>
      <text:p text:style-name="P265">insert into student values(101,'raja','hyd');<text:s/></text:p>
      <text:p text:style-name="P266"/>
      <text:p text:style-name="P267">insert into student values(101,'ravi','delhi'); // invalid<text:s/></text:p>
      <text:p text:style-name="P268"/>
      <text:p text:style-name="P269">insert into student values(null,'ramana','vizag'); // invalid<text:s/></text:p>
      <text:p text:style-name="P270"/>
      <text:p text:style-name="P271">commit; <text:s/></text:p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>4)FOREIGN KEY<text:s/></text:p>
      <text:p text:style-name="P280">---------------</text:p>
      <text:p text:style-name="P281">A foreign key is used to establish the relationship between two tables.</text:p>
      <text:p text:style-name="P282"/>
      <text:p text:style-name="P283">This relationship is called parent and child relationship or master and detailed relationship.</text:p>
      <text:p text:style-name="P284"/>
      <text:p text:style-name="P285">To establish the relationship between two tables parent table must have primary key or unique constraint and child table must have foreign<text:s/>key.</text:p>
      <text:p text:style-name="P286"/>
      <text:p text:style-name="P287">A foreign key will accept only those values which are present in primary key.</text:p>
      <text:p text:style-name="P288"/>
      <text:p text:style-name="P289">A foreign key will accept duplicates and null values also.</text:p>
      <text:p text:style-name="P290"/>
      <text:p text:style-name="P291">Foregin key column name may or may not match with primary key column name but datatype must match.</text:p>
      <text:p text:style-name="P292"/>
      <text:p text:style-name="P293">Diagram: oracle5.1</text:p>
      <text:p text:style-name="P294"/>
      <text:p text:style-name="P295">college table</text:p>
      <text:p text:style-name="P296">----------------</text:p>
      <text:p text:style-name="P297">drop table college;</text:p>
      <text:p text:style-name="P298"/>
      <text:p text:style-name="P299">create table college(sno number(3) primary key,</text:p>
      <text:p text:style-name="P300"><text:tab/><text:tab/><text:tab/><text:tab/>sname varchar2(10),</text:p>
      <text:p text:style-name="P301"><text:tab/><text:tab/><text:tab/><text:tab/><text:tab/>sadd varchar2(12));</text:p>
      <text:p text:style-name="P302"/>
      <text:p text:style-name="P303">insert into college values(101,'raja','hyd');</text:p>
      <text:p text:style-name="P304">insert into college values(102,'ravi','delhi');</text:p>
      <text:p text:style-name="P305">insert into college values(103,'ramana','vizag');</text:p>
      <text:p text:style-name="P306">commit;</text:p>
      <text:p text:style-name="P307"/>
      <text:p text:style-name="P308">library table</text:p>
      <text:p text:style-name="P309">-----------</text:p>
      <text:p text:style-name="P310">drop table library;</text:p>
      <text:p text:style-name="P311"/>
      <text:p text:style-name="P312">create table library(rollno number(3) REFERENCES college(sno),</text:p>
      <text:p text:style-name="P313"><text:tab/><text:tab/><text:tab/><text:s/>book_name varchar2(10));</text:p>
      <text:p text:style-name="P314"/>
      <text:p text:style-name="P315">insert into library values(101,'java');</text:p>
      <text:p text:style-name="P316"/>
      <text:p text:style-name="P317">insert into library values(102,'oracle');</text:p>
      <text:p text:style-name="P318"/>
      <text:p text:style-name="P319">insert into library values(103,'springboot');</text:p>
      <text:p text:style-name="P320"/>
      <text:p text:style-name="P321">insert into library values(103,'react');</text:p>
      <text:p text:style-name="P322"/>
      <text:p text:style-name="P323">insert into library values(null,'angular');</text:p>
      <text:p text:style-name="P324"/>
      <text:p text:style-name="P325">commit;</text:p>
      <text:p text:style-name="P326"/>
      <text:p text:style-name="P327">5)CHECK<text:s/></text:p>
      <text:p text:style-name="P328">---------</text:p>
      <text:p text:style-name="P329">A check constraint is used<text:s/>to describe domain of a column.</text:p>
      <text:p text:style-name="P330"/>
      <text:p text:style-name="P331">Here domain means what type of value a column must accept.</text:p>
      <text:p text:style-name="P332"/>
      <text:p text:style-name="P333">A check constraint can be created at column level and table level.</text:p>
      <text:p text:style-name="P334"/>
      <text:p text:style-name="P335">column level</text:p>
      <text:p text:style-name="P336">------------</text:p>
      <text:p text:style-name="P337"/>
      <text:p text:style-name="P338">ex:</text:p>
      <text:p text:style-name="P339"/>
      <text:p text:style-name="P340">drop table student;</text:p>
      <text:p text:style-name="P341"/>
      <text:p text:style-name="P342">create table student(sno number(3),</text:p>
      <text:p text:style-name="P343"><text:tab/><text:tab/><text:tab/>sname varchar2(10),<text:s/></text:p>
      <text:p text:style-name="P344"><text:tab/><text:tab/><text:tab/><text:tab/>smarks number(3) check(smarks&lt;=100));</text:p>
      <text:p text:style-name="P345"/>
      <text:p text:style-name="P346">insert into student values(101,'raja',87);</text:p>
      <text:p text:style-name="P347"/>
      <text:p text:style-name="P348">insert into student values(102,'ravi',100);</text:p>
      <text:p text:style-name="P349"/>
      <text:p text:style-name="P350">insert into student values(103,'ramana',200); //invalid<text:s/></text:p>
      <text:p text:style-name="P351"/>
      <text:p text:style-name="P352">commit;</text:p>
      <text:p text:style-name="P353"/>
      <text:p text:style-name="P354"/>
      <text:p text:style-name="P355">ex:</text:p>
      <text:p text:style-name="P356"/>
      <text:p text:style-name="P357">drop<text:s/>table student;</text:p>
      <text:p text:style-name="P358"/>
      <text:p text:style-name="P359">create table student(sno number(3),</text:p>
      <text:p text:style-name="P360"><text:tab/><text:tab/><text:tab/>sname varchar2(10),<text:s/></text:p>
      <text:p text:style-name="P361"><text:tab/><text:tab/><text:tab/><text:tab/>smarks number(3) check(smarks between 0 and 100));</text:p>
      <text:p text:style-name="P362"/>
      <text:p text:style-name="P363">insert into student values(101,'raja',87);</text:p>
      <text:p text:style-name="P364"/>
      <text:p text:style-name="P365">insert into student values(102,'ravi',100);</text:p>
      <text:p text:style-name="P366"/>
      <text:p text:style-name="P367">insert into student values(103,'ramana',200); //invalid<text:s/></text:p>
      <text:p text:style-name="P368"/>
      <text:p text:style-name="P369">commit;</text:p>
      <text:p text:style-name="P370"/>
      <text:p text:style-name="P371"/>
      <text:p text:style-name="P372">ex:</text:p>
      <text:p text:style-name="P373"/>
      <text:p text:style-name="P374">drop table student;</text:p>
      <text:p text:style-name="P375"/>
      <text:p text:style-name="P376">create table student(sno number(3),</text:p>
      <text:p text:style-name="P377"><text:tab/><text:tab/><text:tab/>sname varchar2(10) check(sname=upper(sname)),<text:s/></text:p>
      <text:p text:style-name="P378"><text:tab/><text:tab/><text:tab/><text:tab/>smarks number(3));</text:p>
      <text:p text:style-name="P379"/>
      <text:p text:style-name="P380">insert into student values(101,'raja',87); //invalid<text:s/></text:p>
      <text:p text:style-name="P381"/>
      <text:p text:style-name="P382">insert<text:s/>into student values(102,'RAVI',100);</text:p>
      <text:p text:style-name="P383"/>
      <text:p text:style-name="P384">insert into student values(103,'RaMaNa',200); <text:s/>//invalid<text:s/></text:p>
      <text:p text:style-name="P385"/>
      <text:p text:style-name="P386">commit;</text:p>
      <text:p text:style-name="P387"/>
      <text:p text:style-name="P388">ex:</text:p>
      <text:p text:style-name="P389"/>
      <text:p text:style-name="P390">drop table student;</text:p>
      <text:p text:style-name="P391"/>
      <text:p text:style-name="P392">create table student(sno number(3),</text:p>
      <text:p text:style-name="P393"><text:tab/><text:tab/><text:tab/>sname varchar2(10) check(sname=lower(sname)),<text:s/></text:p>
      <text:p text:style-name="P394"><text:tab/><text:tab/><text:tab/><text:tab/>smarks number(3));</text:p>
      <text:p text:style-name="P395"/>
      <text:p text:style-name="P396">insert into student values(101,'raja',87);<text:s/></text:p>
      <text:p text:style-name="P397"/>
      <text:p text:style-name="P398">insert into student values(102,'RAVI',100); //invalid<text:s/></text:p>
      <text:p text:style-name="P399"/>
      <text:p text:style-name="P400">insert into student values(103,'RaMaNa',200); <text:s/>//invalid<text:s/></text:p>
      <text:p text:style-name="P401"/>
      <text:p text:style-name="P402">commit;</text:p>
      <text:p text:style-name="P403"/>
      <text:p text:style-name="P404"/>
      <text:p text:style-name="P405">table level</text:p>
      <text:p text:style-name="P406">-------------</text:p>
      <text:p text:style-name="P407">ex:</text:p>
      <text:p text:style-name="P408"/>
      <text:p text:style-name="P409">drop table student;</text:p>
      <text:p text:style-name="P410"/>
      <text:p text:style-name="P411">create table student(sno number(3),</text:p>
      <text:p text:style-name="P412"><text:tab/><text:tab/><text:tab/>sname varchar2(10) ,<text:s/></text:p>
      <text:p text:style-name="P413"><text:tab/><text:tab/><text:tab/><text:tab/>smarks number(3), check(sname=lower(sname)));</text:p>
      <text:p text:style-name="P414"/>
      <text:p text:style-name="P415">insert into student values(101,'raja',87);<text:s/></text:p>
      <text:p text:style-name="P416"/>
      <text:p text:style-name="P417">insert into student values(102,'RAVI',100); //invalid<text:s/></text:p>
      <text:p text:style-name="P418"/>
      <text:p text:style-name="P419">insert into student values(103,'RaMaNa',200); <text:s/>//invalid<text:s/></text:p>
      <text:p text:style-name="P420"/>
      <text:p text:style-name="P421">commit;</text:p>
      <text:p text:style-name="P422"/>
      <text:p text:style-name="P423"/>
      <text:p text:style-name="P424"/>
      <text:p text:style-name="P425">TCL commands</text:p>
      <text:p text:style-name="P426">=============</text:p>
      <text:p text:style-name="P427">We have three TCL commands.</text:p>
      <text:p text:style-name="P428"/>
      <text:p text:style-name="P429">1)commit</text:p>
      <text:p text:style-name="P430"/>
      <text:soft-page-break/>
      <text:p text:style-name="P431">2)rollback</text:p>
      <text:p text:style-name="P432"/>
      <text:p text:style-name="P433">3)savepoint<text:s/></text:p>
      <text:p text:style-name="P434"/>
      <text:p text:style-name="P435">1)commit</text:p>
      <text:p text:style-name="P436">---------</text:p>
      <text:p text:style-name="P437">It is used to make the changes permanent to database.</text:p>
      <text:p text:style-name="P438"/>
      <text:p text:style-name="P439">ex:</text:p>
      <text:p text:style-name="P440"><text:tab/>drop table student;</text:p>
      <text:p text:style-name="P441"/>
      <text:p text:style-name="P442"><text:tab/>create table student(sno number(3),sname varchar2(10),sadd varchar2(12));</text:p>
      <text:p text:style-name="P443"><text:tab/></text:p>
      <text:p text:style-name="P444"><text:tab/>insert into student values(101,'raja','hyd');</text:p>
      <text:p text:style-name="P445"/>
      <text:p text:style-name="P446"><text:tab/>insert into student values(102,'ravi','delhi');</text:p>
      <text:p text:style-name="P447"/>
      <text:p text:style-name="P448"><text:tab/>insert into student values(103,'ramana','vizag');</text:p>
      <text:p text:style-name="P449"/>
      <text:p text:style-name="P450"><text:tab/>commit;</text:p>
      <text:p text:style-name="P451"/>
      <text:p text:style-name="P452"><text:tab/>select * from student;// 3 records display<text:s/><text:tab/><text:tab/></text:p>
      <text:p text:style-name="P453"/>
      <text:p text:style-name="P454"/>
      <text:p text:style-name="P455">2)rollback</text:p>
      <text:p text:style-name="P456">----------</text:p>
      <text:p text:style-name="P457">It is used to undo the changes which are not permanent.</text:p>
      <text:p text:style-name="P458"/>
      <text:p text:style-name="P459">ex:</text:p>
      <text:p text:style-name="P460"><text:tab/>drop table student;</text:p>
      <text:p text:style-name="P461"/>
      <text:p text:style-name="P462"><text:tab/>create table student(sno number(3),sname varchar2(10), sadd varchar2(12));</text:p>
      <text:p text:style-name="P463"/>
      <text:p text:style-name="P464"><text:tab/>insert into student values(101,'raja','hyd');</text:p>
      <text:p text:style-name="P465"><text:tab/></text:p>
      <text:p text:style-name="P466"><text:tab/>insert into student values(102,'ravi','delhi');</text:p>
      <text:p text:style-name="P467"><text:tab/></text:p>
      <text:p text:style-name="P468"><text:tab/>commit;<text:s/></text:p>
      <text:p text:style-name="P469"/>
      <text:p text:style-name="P470"><text:tab/>insert into student values(103,'ramana','vizag');</text:p>
      <text:p text:style-name="P471"><text:tab/></text:p>
      <text:p text:style-name="P472"><text:tab/>insert into student values(104,'ramulu','pune');</text:p>
      <text:p text:style-name="P473"/>
      <text:p text:style-name="P474"><text:tab/>select * from student; // 4 records display<text:s/></text:p>
      <text:p text:style-name="P475"/>
      <text:p text:style-name="P476"><text:tab/>rollback;</text:p>
      <text:p text:style-name="P477"/>
      <text:p text:style-name="P478"><text:tab/>select * from<text:s/>student; // 2 records display<text:s/></text:p>
      <text:p text:style-name="P479"/>
      <text:p text:style-name="P480"/>
      <text:p text:style-name="P481">3)savepoint</text:p>
      <text:p text:style-name="P482">------------</text:p>
      <text:p text:style-name="P483">It is to maintain the logical transaction of the database.</text:p>
      <text:p text:style-name="P484"/>
      <text:soft-page-break/>
      <text:p text:style-name="P485">It means instead of complete rollback we can rollback upto save point.</text:p>
      <text:p text:style-name="P486"/>
      <text:p text:style-name="P487">syntax:</text:p>
      <text:p text:style-name="P488"><text:tab/>savepoint &lt;save_point_name&gt;;</text:p>
      <text:p text:style-name="P489"/>
      <text:p text:style-name="P490">ex:</text:p>
      <text:p text:style-name="P491"><text:tab/>drop table student;</text:p>
      <text:p text:style-name="P492"/>
      <text:p text:style-name="P493"><text:tab/>create table student(sno number(3),sname varchar2(10),sadd varchar2(12));</text:p>
      <text:p text:style-name="P494"/>
      <text:p text:style-name="P495"><text:tab/>insert into student values(101,'raja','hyd');</text:p>
      <text:p text:style-name="P496"/>
      <text:p text:style-name="P497"><text:tab/>insert into student values(102,'ravi','delhi');</text:p>
      <text:p text:style-name="P498"/>
      <text:p text:style-name="P499"><text:tab/>savepoint sp1;</text:p>
      <text:p text:style-name="P500"/>
      <text:p text:style-name="P501"><text:tab/>insert into student values(103,'ramana','vizag');</text:p>
      <text:p text:style-name="P502"/>
      <text:p text:style-name="P503"><text:tab/>insert into student values(104,'ramulu','pune');</text:p>
      <text:p text:style-name="P504"/>
      <text:p text:style-name="P505"><text:tab/>savepoint sp2;</text:p>
      <text:p text:style-name="P506"><text:tab/></text:p>
      <text:p text:style-name="P507"><text:tab/>insert into student values(105,'jose','texas');</text:p>
      <text:p text:style-name="P508"/>
      <text:p text:style-name="P509"><text:tab/>insert into student values(106,'mark','florida');</text:p>
      <text:p text:style-name="P510"/>
      <text:p text:style-name="P511"><text:tab/>select * from student; // 6 records display<text:s/></text:p>
      <text:p text:style-name="P512"/>
      <text:p text:style-name="P513"><text:tab/>rollback to sp2;</text:p>
      <text:p text:style-name="P514"/>
      <text:p text:style-name="P515"><text:tab/>select * from student; // 4 records display<text:s/></text:p>
      <text:p text:style-name="P516"/>
      <text:p text:style-name="P517"/>
      <text:p text:style-name="P518">Pseudo columns</text:p>
      <text:p text:style-name="P519">==============</text:p>
      <text:p text:style-name="P520">A pseudo column means a column which is not real.</text:p>
      <text:p text:style-name="P521"/>
      <text:p text:style-name="P522">We have two pseudo columns.</text:p>
      <text:p text:style-name="P523"/>
      <text:p text:style-name="P524">1)ROWNUM<text:s/></text:p>
      <text:p text:style-name="P525"/>
      <text:p text:style-name="P526">2)ROWID<text:s/></text:p>
      <text:p text:style-name="P527"/>
      <text:p text:style-name="P528">1)ROWNUM<text:s/></text:p>
      <text:p text:style-name="P529">--------</text:p>
      <text:p text:style-name="P530">ROWNUM value always starts with 1 and<text:s/>increment by 1.</text:p>
      <text:p text:style-name="P531"/>
      <text:p text:style-name="P532">ROWNUM values are temperory. Once the query execution is completed we will loss the rownum values.</text:p>
      <text:p text:style-name="P533"/>
      <text:p text:style-name="P534">ex:</text:p>
      <text:p text:style-name="P535"><text:tab/>select eid,ename,esal from emp;</text:p>
      <text:p text:style-name="P536"/>
      <text:p text:style-name="P537"><text:tab/>select rownum,eid,ename,esal from emp;</text:p>
      <text:p text:style-name="P538"/>
      <text:p text:style-name="P539"/>
      <text:p text:style-name="P540"/>
      <text:p text:style-name="P541">2)ROWID<text:s/></text:p>
      <text:p text:style-name="P542">--------</text:p>
      <text:p text:style-name="P543">ROWID is a memory address where our record will store in a database table.</text:p>
      <text:p text:style-name="P544"/>
      <text:p text:style-name="P545">ROWID is permanent.</text:p>
      <text:p text:style-name="P546"/>
      <text:p text:style-name="P547">ex:</text:p>
      <text:p text:style-name="P548"><text:tab/>select rownum,eid,ename,esal from emp;</text:p>
      <text:p text:style-name="P549"><text:tab/><text:tab/></text:p>
      <text:p text:style-name="P550"><text:tab/>select rowid,rownum,eid,ename,esal from emp;</text:p>
      <text:p text:style-name="P551"/>
      <text:p text:style-name="P552"/>
      <text:p text:style-name="P553">Interview Queries</text:p>
      <text:p text:style-name="P554">-------------------</text:p>
      <text:p text:style-name="P555"/>
      <text:p text:style-name="P556">Q6)Write a query to display first three records from emp table?</text:p>
      <text:p text:style-name="P557"/>
      <text:p text:style-name="P558"><text:tab/>select * from emp where rownum&lt;=3;</text:p>
      <text:p text:style-name="P559"/>
      <text:p text:style-name="P560"/>
      <text:p text:style-name="P561">Q7)Write a query to display 4th record from emp table?</text:p>
      <text:p text:style-name="P562"/>
      <text:p text:style-name="P563"><text:tab/>select * from emp where rownum&lt;=4</text:p>
      <text:p text:style-name="P564"><text:tab/>minus</text:p>
      <text:p text:style-name="P565"><text:tab/>select * from emp where rownum&lt;=3;</text:p>
      <text:p text:style-name="P566"/>
      <text:p text:style-name="P567"/>
      <text:p text:style-name="P568">DCL commands</text:p>
      <text:p text:style-name="P569">===============</text:p>
      <text:p text:style-name="P570"/>
      <text:p text:style-name="P571">Schema: <text:s/></text:p>
      <text:p text:style-name="P572">-------</text:p>
      <text:p text:style-name="P573"><text:tab/>Schema is a memory location which is used to run SQL commands.</text:p>
      <text:p text:style-name="P574"/>
      <text:p text:style-name="P575">Privileges:</text:p>
      <text:p text:style-name="P576">-----------</text:p>
      <text:p text:style-name="P577"><text:tab/>Permissions given to a user is called privileges.</text:p>
      <text:p text:style-name="P578"/>
      <text:p text:style-name="P579"><text:tab/>In general rights given to a user is called privileges.</text:p>
      <text:p text:style-name="P580"/>
      <text:p text:style-name="P581"><text:tab/>We have two types of privileges.</text:p>
      <text:p text:style-name="P582"/>
      <text:p text:style-name="P583"><text:tab/>1) System privilege : Permissions given by DBA to User.</text:p>
      <text:p text:style-name="P584"/>
      <text:p text:style-name="P585"><text:tab/>2) Object privilege : Permissions given by one user to another user.</text:p>
      <text:p text:style-name="P586"/>
      <text:p text:style-name="P587"/>
      <text:p text:style-name="P588">DBA&gt; create user rakesh identified by rakesh;</text:p>
      <text:p text:style-name="P589"/>
      <text:p text:style-name="P590">DBA&gt; create user bhavya identified by bhavya;</text:p>
      <text:p text:style-name="P591"/>
      <text:p text:style-name="P592"/>
      <text:p text:style-name="P593">Rakesh&gt; conn rakesh/rakesh <text:s/>logon denied</text:p>
      <text:p text:style-name="P594"/>
      <text:p text:style-name="P595">bhavya&gt; conn bhavya/bhavya <text:s/>logon denied<text:s/></text:p>
      <text:p text:style-name="P596"/>
      <text:p text:style-name="P597">DBA&gt; grant connect,resource to rakesh;</text:p>
      <text:p text:style-name="P598">DBA&gt; grant connect,resource to bhavya;</text:p>
      <text:p text:style-name="P599">DBA&gt; grant connect,resource to rakesh,bhavya;</text:p>
      <text:p text:style-name="P600"/>
      <text:p text:style-name="P601"/>
      <text:p text:style-name="P602">Rakesh&gt; conn rakesh/rakesh <text:s/></text:p>
      <text:p text:style-name="P603"/>
      <text:p text:style-name="P604">bhavya&gt; conn bhavya/bhavya <text:s/></text:p>
      <text:p text:style-name="P605"/>
      <text:p text:style-name="P606">Rakesh&gt;<text:s/></text:p>
      <text:p text:style-name="P607">create table employee(eid number(3),ename varchar2(10),esal number(10,2));</text:p>
      <text:p text:style-name="P608">insert into employee values(501,'Alan',10000);</text:p>
      <text:p text:style-name="P609">insert into employee values(502,'Jose',20000);</text:p>
      <text:p text:style-name="P610">insert into employee values(503,'Kelvin',30000);</text:p>
      <text:p text:style-name="P611">commit;</text:p>
      <text:p text:style-name="P612"/>
      <text:p text:style-name="P613">bhavya&gt; select * from employee; // table or view does not exist<text:s/></text:p>
      <text:p text:style-name="P614"/>
      <text:p text:style-name="P615"/>
      <text:p text:style-name="P616">rakesh&gt; grant select on employee to bhavya;</text:p>
      <text:p text:style-name="P617"/>
      <text:p text:style-name="P618">bhavya&gt; select * from rakesh.employee;</text:p>
      <text:p text:style-name="P619"/>
      <text:p text:style-name="P620">bhavya&gt; delete from rakesh.employee; //insufficient privilege</text:p>
      <text:p text:style-name="P621"/>
      <text:p text:style-name="P622">rakesh&gt; grant delete,update on employee to bhavya;</text:p>
      <text:p text:style-name="P623"/>
      <text:p text:style-name="P624">bhavya&gt; delete from rakesh.employee;</text:p>
      <text:p text:style-name="P625">bhavya&gt; commit;<text:s/></text:p>
      <text:p text:style-name="P626"/>
      <text:p text:style-name="P627">rakesh&gt; revoke select,update,delete on employee from bhavya;</text:p>
      <text:p text:style-name="P628"/>
      <text:p text:style-name="P629">bhavya&gt; disc<text:s/></text:p>
      <text:p text:style-name="P630"/>
      <text:p text:style-name="P631">rakesh&gt; disc<text:s/></text:p>
      <text:p text:style-name="P632"/>
      <text:p text:style-name="P633">DBA&gt; revoke connect,resource from rakesh,bhavya;</text:p>
      <text:p text:style-name="P634"/>
      <text:p text:style-name="P635"/>
      <text:p text:style-name="P636"/>
      <text:p text:style-name="P637">Indexes</text:p>
      <text:p text:style-name="P638">=========</text:p>
      <text:p text:style-name="P639">Indexes is an object which is used to improve performance of a select command.</text:p>
      <text:p text:style-name="P640"/>
      <text:p text:style-name="P641">Index is a database is same as index in a book.</text:p>
      <text:p text:style-name="P642"/>
      <text:p text:style-name="P643">We can create index only to those columns which are widely used in a where condition.</text:p>
      <text:p text:style-name="P644"/>
      <text:soft-page-break/>
      <text:p text:style-name="P645">Whenever we create index , two columns will be generated.One column is <text:s/>ROWID and another column is indexed column and all the records will store in ascending order inside indexed column.</text:p>
      <text:p text:style-name="P646"/>
      <text:p text:style-name="P647"><text:tab/><text:tab/><text:tab/>Index table<text:s/></text:p>
      <text:p text:style-name="P648"><text:tab/><text:tab/>-------------------------------</text:p>
      <text:p text:style-name="P649"><text:tab/><text:tab/>ROWID<text:tab/>|<text:tab/>INDEXED_COLUMN<text:tab/></text:p>
      <text:p text:style-name="P650"><text:tab/><text:tab/>-------------------------------<text:s/></text:p>
      <text:p text:style-name="P651"><text:tab/><text:tab/><text:tab/>|<text:tab/>8000</text:p>
      <text:p text:style-name="P652"><text:tab/><text:tab/><text:tab/>|<text:tab/>10000</text:p>
      <text:p text:style-name="P653"><text:tab/><text:tab/><text:tab/>|<text:tab/>15000</text:p>
      <text:p text:style-name="P654"><text:tab/><text:tab/><text:tab/>|<text:tab/>18000</text:p>
      <text:p text:style-name="P655"><text:tab/><text:tab/><text:tab/>|<text:tab/>28000</text:p>
      <text:p text:style-name="P656"><text:tab/><text:tab/><text:tab/>|<text:tab/>48000</text:p>
      <text:p text:style-name="P657"><text:tab/><text:tab/>--------------------------------</text:p>
      <text:p text:style-name="P658"/>
      <text:p text:style-name="P659">We have two types of indexes.</text:p>
      <text:p text:style-name="P660"/>
      <text:p text:style-name="P661">1)Simple index</text:p>
      <text:p text:style-name="P662"/>
      <text:p text:style-name="P663">2)Complex index<text:s/><text:tab/><text:tab/><text:tab/></text:p>
      <text:p text:style-name="P664"/>
      <text:p text:style-name="P665">1)Simple index</text:p>
      <text:p text:style-name="P666">-----------------</text:p>
      <text:p text:style-name="P667">If index is created only for one column is called simple index.</text:p>
      <text:p text:style-name="P668"/>
      <text:p text:style-name="P669">syntax:</text:p>
      <text:p text:style-name="P670"><text:tab/>create index &lt;index_name&gt; on &lt;table_name&gt;(column_name);</text:p>
      <text:p text:style-name="P671"/>
      <text:p text:style-name="P672">ex:</text:p>
      <text:p text:style-name="P673"><text:tab/>create index idx1 on emp(esal);<text:tab/></text:p>
      <text:p text:style-name="P674"/>
      <text:p text:style-name="P675"><text:tab/>select * from emp where eid=205; <text:s/>// No index is used</text:p>
      <text:p text:style-name="P676"/>
      <text:p text:style-name="P677"><text:tab/>select * from emp where esal=28000;</text:p>
      <text:p text:style-name="P678"/>
      <text:p text:style-name="P679"><text:tab/>Here index is used if we use index column in where condition.</text:p>
      <text:p text:style-name="P680"/>
      <text:p text:style-name="P681">2)Complex index<text:s/></text:p>
      <text:p text:style-name="P682">----------------</text:p>
      <text:p text:style-name="P683">If index is created for more then one column is called complex index.</text:p>
      <text:p text:style-name="P684"/>
      <text:p text:style-name="P685">syntax:</text:p>
      <text:p text:style-name="P686"><text:tab/>create index &lt;index_name&gt; on &lt;table_name&gt;(column_name1,column_name2,...);</text:p>
      <text:p text:style-name="P687"/>
      <text:p text:style-name="P688">ex:</text:p>
      <text:p text:style-name="P689"><text:tab/>create index idx2 on emp(eid,comm);</text:p>
      <text:p text:style-name="P690"/>
      <text:p text:style-name="P691"><text:tab/>select * from emp where eid=201 or comm=500;</text:p>
      <text:p text:style-name="P692"/>
      <text:p text:style-name="P693"><text:tab/>Here index is used when we use both index columns in where condition.</text:p>
      <text:p text:style-name="P694"/>
      <text:p text:style-name="P695"><text:tab/></text:p>
      <text:p text:style-name="P696">Indexes are categories into two types.</text:p>
      <text:p text:style-name="P697"/>
      <text:p text:style-name="P698">i)Non-Unique index</text:p>
      <text:p text:style-name="P699"/>
      <text:p text:style-name="P700">ii)Unique index<text:s/></text:p>
      <text:p text:style-name="P701"/>
      <text:p text:style-name="P702">i)Non-Unique<text:s/>index</text:p>
      <text:p text:style-name="P703">------------------</text:p>
      <text:p text:style-name="P704">By default every index is a non-unique index.</text:p>
      <text:p text:style-name="P705"/>
      <text:p text:style-name="P706">If index contains duplicate values is called non-unique index.</text:p>
      <text:p text:style-name="P707"/>
      <text:p text:style-name="P708">ex:</text:p>
      <text:p text:style-name="P709"><text:tab/>create index <text:s/>idx3 on emp(deptno);</text:p>
      <text:p text:style-name="P710"/>
      <text:p text:style-name="P711">ii)Unique index<text:s/></text:p>
      <text:p text:style-name="P712">----------------</text:p>
      <text:p text:style-name="P713">If index contains unique values is called unique index.</text:p>
      <text:p text:style-name="P714">ex:</text:p>
      <text:p text:style-name="P715"><text:tab/></text:p>
      <text:p text:style-name="P716"><text:tab/>create unique index idx4 on emp(eid);<text:s/></text:p>
      <text:p text:style-name="P717"/>
      <text:p text:style-name="P718"/>
      <text:p text:style-name="P719">Q)Write a query to see the list of indexes present in database?</text:p>
      <text:p text:style-name="P720"/>
      <text:p text:style-name="P721"><text:tab/>select index_name from user_indexes;</text:p>
      <text:p text:style-name="P722"/>
      <text:p text:style-name="P723"/>
      <text:p text:style-name="P724">Q)Write a query to drop the index from database?</text:p>
      <text:p text:style-name="P725"/>
      <text:p text:style-name="P726"><text:tab/>drop index idx1;</text:p>
      <text:p text:style-name="P727"><text:tab/>drop index idx2;</text:p>
      <text:p text:style-name="P728"><text:tab/>drop index idx3;</text:p>
      <text:p text:style-name="P729"><text:tab/>drop index idx4;</text:p>
      <text:p text:style-name="P730"/>
      <text:p text:style-name="P731">Sequences</text:p>
      <text:p text:style-name="P732">==========</text:p>
      <text:p text:style-name="P733">Sequence is an object which is used to generate the numbers.</text:p>
      <text:p text:style-name="P734"/>
      <text:p text:style-name="P735">syntax:</text:p>
      <text:p text:style-name="P736"><text:tab/>create sequence &lt;sequence_name&gt; start with value increment by value;</text:p>
      <text:p text:style-name="P737"/>
      <text:p text:style-name="P738">ex:</text:p>
      <text:p text:style-name="P739"><text:tab/>create sequence sq1<text:s/>start with 1 increment by 1;</text:p>
      <text:p text:style-name="P740"/>
      <text:p text:style-name="P741"><text:tab/>create sequence sq2 start with 101 increment by 1;</text:p>
      <text:p text:style-name="P742"/>
      <text:p text:style-name="P743"><text:tab/>create sequence sq3 start with 10 increment by 10;</text:p>
      <text:p text:style-name="P744"/>
      <text:p text:style-name="P745"/>
      <text:p text:style-name="P746">We have two pseudo's in a sequence.</text:p>
      <text:p text:style-name="P747"/>
      <text:p text:style-name="P748">1)NEXTVAL<text:s/></text:p>
      <text:p text:style-name="P749">-------</text:p>
      <text:p text:style-name="P750"><text:tab/>It will return next value of a sequence.</text:p>
      <text:p text:style-name="P751"/>
      <text:soft-page-break/>
      <text:p text:style-name="P752"><text:tab/>ex:</text:p>
      <text:p text:style-name="P753"><text:tab/><text:tab/>create sequence sq1 start with 101 increment by 1;</text:p>
      <text:p text:style-name="P754"/>
      <text:p text:style-name="P755"><text:tab/><text:tab/>drop table student;<text:tab/></text:p>
      <text:p text:style-name="P756"><text:tab/><text:tab/></text:p>
      <text:p text:style-name="P757"><text:tab/><text:tab/>create table student(sno number(3),sname varchar2(10),</text:p>
      <text:p text:style-name="P758"><text:tab/><text:tab/><text:tab/><text:tab/><text:tab/><text:tab/><text:tab/>sadd varchar2(12));</text:p>
      <text:p text:style-name="P759"/>
      <text:p text:style-name="P760"><text:tab/><text:tab/>insert into student values(sq1.NEXTVAL,'raja','hyd');</text:p>
      <text:p text:style-name="P761"><text:tab/><text:tab/>insert into student values(sq1.NEXTVAL,'ravi','delhi');</text:p>
      <text:p text:style-name="P762"><text:tab/><text:tab/>insert into student values(sq1.NEXTVAL,'ramana','vizag');</text:p>
      <text:p text:style-name="P763"><text:tab/><text:tab/>commit;</text:p>
      <text:p text:style-name="P764"/>
      <text:p text:style-name="P765">2)CURRVAL<text:s/></text:p>
      <text:p text:style-name="P766">---------</text:p>
      <text:p text:style-name="P767"><text:tab/>It will return the last number which is generated by sequence.</text:p>
      <text:p text:style-name="P768"><text:tab/>ex:</text:p>
      <text:p text:style-name="P769"><text:tab/><text:tab/>select sq1.CURRVAL from dual;</text:p>
      <text:p text:style-name="P770"/>
      <text:p text:style-name="P771"/>
      <text:p text:style-name="P772">Q)Write a query to see the list of sequences present in database?</text:p>
      <text:p text:style-name="P773"/>
      <text:p text:style-name="P774"><text:tab/>select sequence_name from user_sequences;</text:p>
      <text:p text:style-name="P775"/>
      <text:p text:style-name="P776"/>
      <text:p text:style-name="P777">Q)Write a query to drop the sequence?</text:p>
      <text:p text:style-name="P778"/>
      <text:p text:style-name="P779"><text:tab/>drop sequence sq1;</text:p>
      <text:p text:style-name="P780"/>
      <text:p text:style-name="P781"/>
      <text:p text:style-name="P782">Synonyms</text:p>
      <text:p text:style-name="P783">=========</text:p>
      <text:p text:style-name="P784">Alternate name given to a table is called synonym.</text:p>
      <text:p text:style-name="P785"/>
      <text:p text:style-name="P786">We can use synonym<text:s/>name instead of table name.</text:p>
      <text:p text:style-name="P787"/>
      <text:p text:style-name="P788">Synonyms are used to reduce the length of the table name.</text:p>
      <text:p text:style-name="P789"/>
      <text:p text:style-name="P790">syntax:</text:p>
      <text:p text:style-name="P791"><text:tab/>create synonym &lt;synonym_name&gt; for &lt;object_name&gt;;</text:p>
      <text:p text:style-name="P792">ex:</text:p>
      <text:p text:style-name="P793"><text:tab/>create synonym stud for student;</text:p>
      <text:p text:style-name="P794"/>
      <text:p text:style-name="P795"><text:tab/>select * from stud;</text:p>
      <text:p text:style-name="P796"><text:tab/>delete from stud where sno=103;<text:tab/></text:p>
      <text:p text:style-name="P797"/>
      <text:p text:style-name="P798"><text:tab/></text:p>
      <text:p text:style-name="P799">Q)Write a query to see the list of synonyms present in database?</text:p>
      <text:p text:style-name="P800"/>
      <text:p text:style-name="P801"><text:tab/>select synonym_name from user_synonyms;</text:p>
      <text:p text:style-name="P802"/>
      <text:p text:style-name="P803">Q)Write a query to drop the synonym?</text:p>
      <text:p text:style-name="P804"/>
      <text:p text:style-name="P805"><text:tab/>drop synonym stud;</text:p>
      <text:p text:style-name="P806"/>
      <text:p text:style-name="P807"/>
      <text:soft-page-break/>
      <text:p text:style-name="P808">Joins</text:p>
      <text:p text:style-name="P809">======</text:p>
      <text:p text:style-name="P810"><text:tab/>select * from emp,dept; // 6*4=24 Records<text:s/></text:p>
      <text:p text:style-name="P811"/>
      <text:p text:style-name="P812"><text:tab/>select eid,ename,esal,dname,dloc from emp,dept; // 6*4=24 records</text:p>
      <text:p text:style-name="P813"/>
      <text:p text:style-name="P814"><text:tab/>select eid,ename,esal,deptno,dname,dloc from emp,dept;<text:s/></text:p>
      <text:p text:style-name="P815"/>
      <text:p text:style-name="P816"><text:tab/>//Here we will column ambiguiously defined</text:p>
      <text:p text:style-name="P817"/>
      <text:p text:style-name="P818"><text:tab/>To overcome this limitation we can use table_name.column_name.</text:p>
      <text:p text:style-name="P819"/>
      <text:p text:style-name="P820"><text:tab/>select emp.eid,emp.ename,emp.esal,dept.deptno,dept.dname,dept.dloc<text:s/></text:p>
      <text:p text:style-name="P821"><text:tab/>from emp ,dept; // 6 * 4 = 24 records<text:s/></text:p>
      <text:p text:style-name="P822"/>
      <text:p text:style-name="P823">Table Alias</text:p>
      <text:p text:style-name="P824">-----------</text:p>
      <text:p text:style-name="P825">A userdefined heading given to a table is called table alias.</text:p>
      <text:p text:style-name="P826"/>
      <text:p text:style-name="P827">Using table alias length of the table will reduce and mean while performance will be<text:s/></text:p>
      <text:p text:style-name="P828">maintained.</text:p>
      <text:p text:style-name="P829"/>
      <text:p text:style-name="P830">ex:</text:p>
      <text:p text:style-name="P831"><text:tab/>select e.eid,e.ename,e.esal,d.deptno,d.dname,d.dloc from emp e, dept d;</text:p>
      <text:p text:style-name="P832"/>
      <text:p text:style-name="P833"/>
      <text:p text:style-name="P834">Definition:</text:p>
      <text:p text:style-name="P835">-----------</text:p>
      <text:p text:style-name="P836">Joins are used to retrieve the data from one or more then one table.</text:p>
      <text:p text:style-name="P837"/>
      <text:p text:style-name="P838">We have different types of joins.</text:p>
      <text:p text:style-name="P839"/>
      <text:p text:style-name="P840">1)Equi-Join</text:p>
      <text:p text:style-name="P841"/>
      <text:p text:style-name="P842">2)Non-Equi Join</text:p>
      <text:p text:style-name="P843"/>
      <text:p text:style-name="P844">3)Self Join</text:p>
      <text:p text:style-name="P845"/>
      <text:p text:style-name="P846">4)Cartisian Product</text:p>
      <text:p text:style-name="P847"/>
      <text:p text:style-name="P848">5)Inner Join</text:p>
      <text:p text:style-name="P849"/>
      <text:p text:style-name="P850">6)Outer Join<text:s/></text:p>
      <text:p text:style-name="P851"/>
      <text:p text:style-name="P852">1)Equi-Join</text:p>
      <text:p text:style-name="P853">-----------</text:p>
      <text:p text:style-name="P854">When two tables are joined based on common columns is called equi-join.</text:p>
      <text:p text:style-name="P855">ex:</text:p>
      <text:p text:style-name="P856"><text:tab/>select e.eid,e.ename,e.esal,d.dname,d.dloc from emp e,dept d</text:p>
      <text:p text:style-name="P857"><text:tab/>where(e.deptno=d.deptno); // 6 records<text:s/></text:p>
      <text:p text:style-name="P858"/>
      <text:p text:style-name="P859"/>
      <text:p text:style-name="P860">2)Non-Equi Join</text:p>
      <text:p text:style-name="P861">-----------------</text:p>
      <text:p text:style-name="P862">When two tables are joined without join condition is called non-equi join.</text:p>
      <text:p text:style-name="P863">ex:</text:p>
      <text:p text:style-name="P864"><text:tab/>select e.eid,e.ename,e.esal,d.dname,d.dloc from emp e,dept d</text:p>
      <text:p text:style-name="P865"><text:tab/>where esal between 15000 AND<text:s/>30000; // 3 * 4 = 12 records<text:s/></text:p>
      <text:p text:style-name="P866"/>
      <text:p text:style-name="P867"/>
      <text:p text:style-name="P868">3)Self Join</text:p>
      <text:p text:style-name="P869">------------</text:p>
      <text:p text:style-name="P870">When table is joined to itself is called self join.</text:p>
      <text:p text:style-name="P871"/>
      <text:p text:style-name="P872">In self join we need to create two table alias for the same column.</text:p>
      <text:p text:style-name="P873"/>
      <text:p text:style-name="P874">ex:</text:p>
      <text:p text:style-name="P875"/>
      <text:p text:style-name="P876"><text:tab/>select e1.eid,e1.ename,e1.esal,e2.deptno,e2.job from emp e1,emp e2</text:p>
      <text:p text:style-name="P877"><text:tab/>where (e1.deptno=e2.deptno); // 6 + 6 = 12 records<text:s/><text:tab/></text:p>
      <text:p text:style-name="P878"/>
      <text:p text:style-name="P879"/>
      <text:p text:style-name="P880">4)Cartisian Product</text:p>
      <text:p text:style-name="P881">----------------------</text:p>
      <text:p text:style-name="P882">When tables are joined without any join condition is called cartisian product.</text:p>
      <text:p text:style-name="P883">ex:</text:p>
      <text:p text:style-name="P884"><text:tab/>select e.eid,e.ename,e.esal,d.dname,d.dloc from emp e,dept<text:s/>d; //6*4=24</text:p>
      <text:p text:style-name="P885"/>
      <text:p text:style-name="P886">5)Inner Join</text:p>
      <text:p text:style-name="P887">--------------</text:p>
      <text:p text:style-name="P888">It is similar to equi-join.</text:p>
      <text:p text:style-name="P889"/>
      <text:p text:style-name="P890">Inner join given by ANSI people.</text:p>
      <text:p text:style-name="P891"/>
      <text:p text:style-name="P892">ANSI stands for American National Standard Insitute.</text:p>
      <text:p text:style-name="P893"/>
      <text:p text:style-name="P894">ex:</text:p>
      <text:p text:style-name="P895"><text:tab/>select e.eid,e.ename,e.esal,d.dname,d.dloc from emp e INNER JOIN dept d</text:p>
      <text:p text:style-name="P896"><text:tab/>ON(e.deptno=d.deptno); // 6 records</text:p>
      <text:p text:style-name="P897"/>
      <text:p text:style-name="P898"/>
      <text:p text:style-name="P899">6)Outer Join<text:s/></text:p>
      <text:p text:style-name="P900">---------------</text:p>
      <text:p text:style-name="P901">It is a extension of equi join.</text:p>
      <text:p text:style-name="P902"/>
      <text:p text:style-name="P903">It will return matching as well as not matching records..</text:p>
      <text:p text:style-name="P904"/>
      <text:p text:style-name="P905">A '+' is denoted as outer join operator.</text:p>
      <text:p text:style-name="P906"/>
      <text:p text:style-name="P907">We have different types of outer joins.</text:p>
      <text:p text:style-name="P908"/>
      <text:p text:style-name="P909">i)Left<text:s/>Outer Join</text:p>
      <text:soft-page-break/>
      <text:p text:style-name="P910">----------------</text:p>
      <text:p text:style-name="P911"><text:tab/>select e.eid,e.ename,e.esal,e.deptno,d.deptno,d.dname,d.dloc from emp e LEFT<text:s/><text:tab/><text:tab/>OUTER JOIN dept d ON(e.deptno=d.deptno);</text:p>
      <text:p text:style-name="P912"/>
      <text:p text:style-name="P913">ii)Right Outer Join</text:p>
      <text:p text:style-name="P914">--------------------</text:p>
      <text:p text:style-name="P915"><text:tab/>select e.eid,e.ename,e.esal,e.deptno,d.deptno,d.dname,d.dloc from emp e RIGHT<text:s/><text:tab/><text:tab/>OUTER JOIN dept d ON(e.deptno=d.deptno);</text:p>
      <text:p text:style-name="P916"/>
      <text:p text:style-name="P917">iii)Full Outer Join<text:s/></text:p>
      <text:p text:style-name="P918">------------------</text:p>
      <text:p text:style-name="P919"><text:tab/>select e.eid,e.ename,e.esal,e.deptno,d.deptno,d.dname,d.dloc from emp e FULL<text:s/><text:tab/><text:tab/>OUTER JOIN dept d ON(e.deptno=d.deptno);</text:p>
      <text:p text:style-name="P920"/>
      <text:p text:style-name="P921"/>
      <text:p text:style-name="P922"/>
      <text:p text:style-name="PlainText"><text:span text:style-name="T923"><text:tab/></text:span><text:span text:style-name="T924"><text:tab/></text:span><text:span text:style-name="T925"><text:tab/></text:span><text:span text:style-name="T926"><text:tab/></text:span><text:span text:style-name="T927"><text:tab/></text:span><text:span text:style-name="T928">PL/SQL</text:span></text:p>
      <text:p text:style-name="PlainText"><text:span text:style-name="T929"><text:tab/></text:span><text:span text:style-name="T930"><text:tab/></text:span><text:span text:style-name="T931"><text:tab/></text:span><text:span text:style-name="T932"><text:tab/></text:span><text:span text:style-name="T933"><text:tab/></text:span><text:span text:style-name="T934"><text:tab/></text:span></text:p>
      <text:p text:style-name="P935">PL/SQL stands for Procedural Language extension to Structured Query Language.</text:p>
      <text:p text:style-name="P936"/>
      <text:p text:style-name="P937">PL/SQL is a extension of SQL and it will give following features.</text:p>
      <text:p text:style-name="P938"/>
      <text:p text:style-name="P939">1)We can achieve programming features like control statements, loops and etc.</text:p>
      <text:p text:style-name="P940"/>
      <text:p text:style-name="P941">2)It reduces network traffic.</text:p>
      <text:p text:style-name="P942"/>
      <text:p text:style-name="P943">3)We can display custom error messages by using the concept of exception handling.</text:p>
      <text:p text:style-name="P944"/>
      <text:p text:style-name="P945">4)We can perform related operations by using the concept of triggers.</text:p>
      <text:p text:style-name="P946"/>
      <text:p text:style-name="P947">5)We can save the source code permanent to database for repeated execution.</text:p>
      <text:p text:style-name="P948"/>
      <text:p text:style-name="P949">PL/SQL Block</text:p>
      <text:p text:style-name="PlainText"><text:span text:style-name="T950">==============</text:span></text:p>
      <text:p text:style-name="P951">A PL/SQL program is also known as PL/SQL block.</text:p>
      <text:p text:style-name="P952"/>
      <text:p text:style-name="P953">DECLARE</text:p>
      <text:p text:style-name="P954">-</text:p>
      <text:p text:style-name="P955">-<text:tab/>// Declaration Section</text:p>
      <text:p text:style-name="P956">-</text:p>
      <text:p text:style-name="P957">BEGIN</text:p>
      <text:p text:style-name="P958">-</text:p>
      <text:p text:style-name="P959">-<text:tab/>// Execution section<text:s/></text:p>
      <text:p text:style-name="P960">-</text:p>
      <text:p text:style-name="P961">EXCEPTION</text:p>
      <text:p text:style-name="P962">-</text:p>
      <text:p text:style-name="P963">-<text:tab/>// Exception section<text:s/></text:p>
      <text:p text:style-name="P964">-</text:p>
      <text:p text:style-name="P965">END;</text:p>
      <text:p text:style-name="P966">/</text:p>
      <text:p text:style-name="P967"/>
      <text:soft-page-break/>
      <text:p text:style-name="P968">Declaration section</text:p>
      <text:p text:style-name="P969">-----------------</text:p>
      <text:p text:style-name="P970">In declaration block we can declare variables, exceptions and cursors.</text:p>
      <text:p text:style-name="P971">It is optional section.</text:p>
      <text:p text:style-name="P972"/>
      <text:p text:style-name="P973">Execution section</text:p>
      <text:p text:style-name="P974">------------------</text:p>
      <text:p text:style-name="P975">In execution section we will declare our actual code.</text:p>
      <text:p text:style-name="P976">It is mandatory section.</text:p>
      <text:p text:style-name="P977"/>
      <text:p text:style-name="P978">Exception section</text:p>
      <text:p text:style-name="P979">---------------</text:p>
      <text:p text:style-name="P980">This section contains some lines of code which are executed when exception is occur.</text:p>
      <text:p text:style-name="P981">It is optional section.</text:p>
      <text:p text:style-name="P982"/>
      <text:p text:style-name="P983"/>
      <text:p text:style-name="P984">To see the output in PL/SQL we need to use below command.</text:p>
      <text:p text:style-name="P985">ex:</text:p>
      <text:p text:style-name="P986"/>
      <text:p text:style-name="P987"><text:tab/>SQL&gt; set <text:s/>serveroutput <text:s text:c="2"/>on<text:s/></text:p>
      <text:p text:style-name="P988"/>
      <text:p text:style-name="P989"/>
      <text:p text:style-name="P990"/>
      <text:p text:style-name="P991">Q)Write a PL/SQL program to display Hello World?</text:p>
      <text:p text:style-name="P992"/>
      <text:p text:style-name="P993">BEGIN</text:p>
      <text:p text:style-name="P994">DBMS_OUTPUT.PUT_LINE('Hello World');</text:p>
      <text:p text:style-name="P995">END;</text:p>
      <text:p text:style-name="P996">/</text:p>
      <text:p text:style-name="P997"/>
      <text:p text:style-name="P998"/>
      <text:p text:style-name="P999">Here DBMS_OUTPUT is a package name.</text:p>
      <text:p text:style-name="P1000">Here PUT_LINE is a procedure name.</text:p>
      <text:p text:style-name="P1001">A '/' is used to submit the pl/sql program in database.</text:p>
      <text:p text:style-name="P1002"/>
      <text:p text:style-name="P1003">Q)Write a PL/SQL program to perform sum of two numbers?</text:p>
      <text:p text:style-name="P1004"/>
      <text:p text:style-name="P1005">DECLARE</text:p>
      <text:p text:style-name="P1006">A number(3);</text:p>
      <text:p text:style-name="P1007">B number(3);</text:p>
      <text:p text:style-name="P1008">C number(6);</text:p>
      <text:p text:style-name="P1009">BEGIN</text:p>
      <text:p text:style-name="P1010">A:=10;</text:p>
      <text:p text:style-name="P1011">B:=20;</text:p>
      <text:p text:style-name="P1012">C:=A+B;</text:p>
      <text:p text:style-name="P1013">DBMS_OUTPUT.PUT_LINE(C);</text:p>
      <text:p text:style-name="P1014">END;</text:p>
      <text:p text:style-name="P1015">/</text:p>
      <text:p text:style-name="P1016"/>
      <text:p text:style-name="P1017">Declaration and Intialization in a single line</text:p>
      <text:p text:style-name="P1018">-------------------------------------------</text:p>
      <text:p text:style-name="P1019">DECLARE</text:p>
      <text:p text:style-name="P1020">A number(3):=10;</text:p>
      <text:p text:style-name="P1021">B number(3):=20;</text:p>
      <text:soft-page-break/>
      <text:p text:style-name="P1022">C number(6):=A+B;</text:p>
      <text:p text:style-name="P1023">BEGIN</text:p>
      <text:p text:style-name="P1024">DBMS_OUTPUT.PUT_LINE('Sum of two numbers is ='||C);</text:p>
      <text:p text:style-name="P1025">END;</text:p>
      <text:p text:style-name="P1026">/</text:p>
      <text:p text:style-name="P1027"/>
      <text:p text:style-name="P1028">We can read dynamic inputs by using '&amp;' sumbol.</text:p>
      <text:p text:style-name="P1029"/>
      <text:p text:style-name="P1030">ex:</text:p>
      <text:p text:style-name="P1031"/>
      <text:p text:style-name="P1032">DECLARE</text:p>
      <text:p text:style-name="P1033">A number;</text:p>
      <text:p text:style-name="P1034">B number;</text:p>
      <text:p text:style-name="P1035">C number;</text:p>
      <text:p text:style-name="P1036">BEGIN</text:p>
      <text:p text:style-name="P1037">A:=&amp;a;</text:p>
      <text:p text:style-name="P1038">B:=&amp;b;</text:p>
      <text:p text:style-name="P1039">C:=A+B;</text:p>
      <text:p text:style-name="P1040">DBMS_OUTPUT.PUT_LINE('sum of two numbers<text:s/>is ='||C);</text:p>
      <text:p text:style-name="P1041">END;</text:p>
      <text:p text:style-name="P1042">/</text:p>
      <text:p text:style-name="P1043"/>
      <text:p text:style-name="P1044">In PL/SQL we can perform DML and DRL operations.</text:p>
      <text:p text:style-name="P1045"/>
      <text:p text:style-name="P1046"/>
      <text:p text:style-name="P1047">Q)Write a PL/SQL program to insert a record into student table?</text:p>
      <text:p text:style-name="P1048"/>
      <text:p text:style-name="P1049">DECLARE</text:p>
      <text:p text:style-name="P1050">L_Sno <text:s/>number(3);</text:p>
      <text:p text:style-name="P1051">L_Sname varchar2(10);</text:p>
      <text:p text:style-name="P1052">L_Sadd varchar2(12);</text:p>
      <text:p text:style-name="P1053">BEGIN</text:p>
      <text:p text:style-name="P1054">L_Sno:=&amp;no;</text:p>
      <text:p text:style-name="P1055">L_Sname:='&amp;sname';</text:p>
      <text:p text:style-name="P1056">L_Sadd:='&amp;sadd';</text:p>
      <text:p text:style-name="P1057">insert into student values(L_Sno,L_Sname,L_Sadd);</text:p>
      <text:p text:style-name="P1058">DBMS_OUTPUT.PUT_LINE('Record Inserted');</text:p>
      <text:p text:style-name="P1059">END;</text:p>
      <text:p text:style-name="P1060">/</text:p>
      <text:p text:style-name="P1061"/>
      <text:p text:style-name="P1062">Q)Write a PL/SQL program to update student name based on student number?</text:p>
      <text:p text:style-name="P1063"/>
      <text:p text:style-name="P1064">DECLARE<text:s/></text:p>
      <text:p text:style-name="P1065">L_Sno number(3);</text:p>
      <text:p text:style-name="P1066">L_Sname varchar2(10);</text:p>
      <text:p text:style-name="P1067">BEGIN</text:p>
      <text:p text:style-name="P1068">L_Sno:=&amp;sno;</text:p>
      <text:p text:style-name="P1069">L_Sname:='&amp;sname';</text:p>
      <text:p text:style-name="P1070">update student set sname=L_sname where sno=L_Sno;</text:p>
      <text:p text:style-name="P1071">DBMS_OUTPUT.PUT_LINE('Record Updated');</text:p>
      <text:p text:style-name="P1072">END;</text:p>
      <text:p text:style-name="P1073">/</text:p>
      <text:p text:style-name="P1074"/>
      <text:p text:style-name="P1075">Q)Write a PL/SQL program to delete student record based on student number?</text:p>
      <text:p text:style-name="P1076"/>
      <text:p text:style-name="P1077">DECLARE<text:s/></text:p>
      <text:p text:style-name="P1078">L_Sno number(3);</text:p>
      <text:p text:style-name="P1079">BEGIN</text:p>
      <text:p text:style-name="P1080">L_Sno:=&amp;sno;</text:p>
      <text:p text:style-name="P1081">delete from student where sno=L_Sno;</text:p>
      <text:p text:style-name="P1082">DBMS_OUTPUT.PUT_LINE('Record Deleted');</text:p>
      <text:p text:style-name="P1083">END;</text:p>
      <text:p text:style-name="P1084">/</text:p>
      <text:p text:style-name="P1085"/>
      <text:p text:style-name="P1086">To perform select command in PL/SQL we need to use "into" clause.</text:p>
      <text:p text:style-name="P1087"/>
      <text:p text:style-name="P1088"/>
      <text:p text:style-name="P1089">Q)Write a PL/SQL program to display student name and student address based on<text:s/></text:p>
      <text:p text:style-name="P1090"><text:s text:c="2"/>student number?</text:p>
      <text:p text:style-name="P1091"/>
      <text:p text:style-name="P1092">DECLARE</text:p>
      <text:p text:style-name="P1093">L_Sno number(3);</text:p>
      <text:p text:style-name="P1094">L_Sname varchar2(10);</text:p>
      <text:p text:style-name="P1095">L_Sadd varchar2(12);</text:p>
      <text:p text:style-name="P1096">BEGIN</text:p>
      <text:p text:style-name="P1097">L_Sno:=&amp;sno;</text:p>
      <text:p text:style-name="P1098">select sname,sadd into L_Sname,L_Sadd from student where sno=L_Sno;</text:p>
      <text:p text:style-name="P1099">DBMS_OUTPUT.PUT_LINE(L_Sname||' <text:s/>'||L_Sadd);</text:p>
      <text:p text:style-name="P1100">END;</text:p>
      <text:p text:style-name="P1101">/</text:p>
      <text:p text:style-name="P1102"/>
      <text:p text:style-name="P1103">Percentag(%) TYPE attribute</text:p>
      <text:p text:style-name="P1104">============================</text:p>
      <text:p text:style-name="P1105">It is used to declare a local variable with respect to column of a table.</text:p>
      <text:p text:style-name="P1106"/>
      <text:p text:style-name="P1107">syntax:</text:p>
      <text:p text:style-name="P1108"><text:tab/><text:tab/>&lt;variable_name&gt; <text:s/>&lt;table_name&gt;&lt;col_name&gt;%TYPE;</text:p>
      <text:p text:style-name="P1109"/>
      <text:p text:style-name="P1110">ex:</text:p>
      <text:p text:style-name="P1111"><text:tab/><text:tab/>A <text:s text:c="2"/>emp.ename%TYPE;</text:p>
      <text:p text:style-name="P1112"/>
      <text:p text:style-name="P1113"/>
      <text:p text:style-name="P1114">Q)Write a PL/SQL program to display employee name, employee salary based on employee id?</text:p>
      <text:p text:style-name="P1115"/>
      <text:p text:style-name="P1116">DECLARE<text:s/></text:p>
      <text:p text:style-name="P1117">L_Eid <text:s/>emp.eid%TYPE;</text:p>
      <text:p text:style-name="P1118">L_Ename emp.ename%TYPE;</text:p>
      <text:p text:style-name="P1119">L_Esal emp.esal%TYPE;</text:p>
      <text:p text:style-name="P1120">BEGIN</text:p>
      <text:p text:style-name="P1121">L_Eid:=&amp;eid;</text:p>
      <text:p text:style-name="P1122">select ename,esal into L_Ename,L_Esal from emp where eid=L_Eid;</text:p>
      <text:p text:style-name="P1123">DBMS_OUTPUT.PUT_LINE(L_Ename||' '||L_Esal);</text:p>
      <text:p text:style-name="P1124">END;</text:p>
      <text:p text:style-name="P1125">/</text:p>
      <text:p text:style-name="P1126"/>
      <text:p text:style-name="P1127">Q)Write a PL/SQL program to read employee information whose employee id is 203?</text:p>
      <text:p text:style-name="P1128"/>
      <text:p text:style-name="P1129">DECLARE<text:s/></text:p>
      <text:p text:style-name="P1130">L_Eid emp.eid%TYPE;</text:p>
      <text:p text:style-name="P1131">L_Ename emp.ename%TYPE;</text:p>
      <text:p text:style-name="P1132">L_Esal emp.esal%TYPE;</text:p>
      <text:p text:style-name="P1133">L_Deptno emp.deptno%TYPE;</text:p>
      <text:p text:style-name="P1134">L_Job emp.job%TYPE;</text:p>
      <text:p text:style-name="P1135">L_Comm emp.comm%TYPE;</text:p>
      <text:p text:style-name="P1136">BEGIN</text:p>
      <text:p text:style-name="P1137">select<text:s/>eid,ename,esal,deptno,job,comm into L_Eid,L_Ename,L_Esal,L_Deptno,L_Job,L_Comm from emp where eid=203;</text:p>
      <text:p text:style-name="P1138">DBMS_OUTPUT.PUT_LINE(L_Eid||' '||L_Ename||' '||L_Esal||' '||L_Deptno||' '||L_Job||' '||L_Comm );</text:p>
      <text:p text:style-name="P1139">END;</text:p>
      <text:p text:style-name="P1140">/</text:p>
      <text:p text:style-name="P1141"/>
      <text:p text:style-name="P1142">Percentage(%) ROWTYPE attribute</text:p>
      <text:p text:style-name="P1143">===============================</text:p>
      <text:p text:style-name="P1144">It is use to declare a local variable which holds complete row of a table.</text:p>
      <text:p text:style-name="P1145"/>
      <text:p text:style-name="P1146">We can't display rowtype attribute variable directly.</text:p>
      <text:p text:style-name="P1147"/>
      <text:p text:style-name="P1148">syntax:</text:p>
      <text:p text:style-name="P1149"><text:tab/>&lt;variable_name&gt; <text:s/>&lt;table_name&gt;%ROWTYPE;</text:p>
      <text:p text:style-name="P1150"/>
      <text:p text:style-name="P1151">ex:</text:p>
      <text:p text:style-name="P1152"><text:tab/>A <text:s text:c="3"/>emp%ROWTYPE;<text:tab/></text:p>
      <text:p text:style-name="P1153"/>
      <text:p text:style-name="P1154"/>
      <text:p text:style-name="P1155"/>
      <text:p text:style-name="P1156">Q)Write a PL/SQL program to read employee information whose employee id is 204?</text:p>
      <text:p text:style-name="P1157"/>
      <text:p text:style-name="P1158">DECLARE<text:s/></text:p>
      <text:p text:style-name="P1159">A <text:s/>emp%ROWTYPE;</text:p>
      <text:p text:style-name="P1160">BEGIN</text:p>
      <text:p text:style-name="P1161">select * into A from emp where eid=204;</text:p>
      <text:p text:style-name="P1162">DBMS_OUTPUT.PUT_LINE(A.eid||' '||A.ename||' '||A.esal||' '||A.deptno||' '||A.job||' '||A.comm );</text:p>
      <text:p text:style-name="P1163">END;</text:p>
      <text:p text:style-name="P1164">/</text:p>
      <text:p text:style-name="P1165"/>
      <text:p text:style-name="P1166"/>
      <text:p text:style-name="P1167">To see the output in PL/SQL we need to use below command.</text:p>
      <text:p text:style-name="P1168">ex:</text:p>
      <text:p text:style-name="P1169"><text:tab/>SQL&gt; set serveroutput <text:s/>on</text:p>
      <text:p text:style-name="P1170"/>
      <text:p text:style-name="P1171"/>
      <text:p text:style-name="P1172"/>
      <text:p text:style-name="P1173">Control Statements</text:p>
      <text:p text:style-name="PlainText"><text:span text:style-name="T1174">===================</text:span></text:p>
      <text:p text:style-name="P1175">We have following types of control statements.</text:p>
      <text:p text:style-name="P1176"/>
      <text:p text:style-name="P1177">1)IF THEN<text:s/></text:p>
      <text:p text:style-name="P1178">----------</text:p>
      <text:soft-page-break/>
      <text:p text:style-name="P1179">It is used to evalute the code only if our condition is true.</text:p>
      <text:p text:style-name="P1180"/>
      <text:p text:style-name="P1181">ex:</text:p>
      <text:p text:style-name="P1182"><text:tab/>DECLARE</text:p>
      <text:p text:style-name="P1183"><text:tab/>A number:=5;</text:p>
      <text:p text:style-name="P1184"><text:tab/>BEGIN</text:p>
      <text:p text:style-name="P1185"><text:tab/>IF A&gt;2 THEN<text:s/></text:p>
      <text:p text:style-name="P1186"><text:tab/>DBMS_OUTPUT.PUT_LINE('It is true');</text:p>
      <text:p text:style-name="P1187"><text:tab/>END IF;</text:p>
      <text:p text:style-name="P1188"><text:tab/>END;</text:p>
      <text:p text:style-name="P1189"><text:tab/>/</text:p>
      <text:p text:style-name="P1190"><text:tab/></text:p>
      <text:p text:style-name="P1191"/>
      <text:p text:style-name="P1192">ex:</text:p>
      <text:p text:style-name="P1193"><text:tab/>DECLARE</text:p>
      <text:p text:style-name="P1194"><text:tab/>A number:=5;</text:p>
      <text:p text:style-name="P1195"><text:tab/>BEGIN</text:p>
      <text:p text:style-name="P1196"><text:tab/>IF A&gt;20 THEN<text:s/></text:p>
      <text:p text:style-name="P1197"><text:tab/>DBMS_OUTPUT.PUT_LINE('It is true');</text:p>
      <text:p text:style-name="P1198"><text:tab/>END IF;</text:p>
      <text:p text:style-name="P1199"><text:tab/>END;</text:p>
      <text:p text:style-name="P1200"><text:tab/>/</text:p>
      <text:p text:style-name="P1201"><text:tab/></text:p>
      <text:p text:style-name="P1202">2)<text:s/>IF THEN ELSE</text:p>
      <text:p text:style-name="P1203">-------------</text:p>
      <text:p text:style-name="P1204">It is used to evalute the code either our condition is true or false.</text:p>
      <text:p text:style-name="P1205"/>
      <text:p text:style-name="P1206">ex:</text:p>
      <text:p text:style-name="P1207"><text:tab/>DECLARE<text:s/></text:p>
      <text:p text:style-name="P1208"><text:tab/>A number:=5;</text:p>
      <text:p text:style-name="P1209"><text:tab/>BEGIN</text:p>
      <text:p text:style-name="P1210"><text:tab/>IF A&gt;2 THEN<text:s/></text:p>
      <text:p text:style-name="P1211"><text:tab/>DBMS_OUTPUT.PUT_LINE('TRUE');</text:p>
      <text:p text:style-name="P1212"><text:tab/>ELSE</text:p>
      <text:p text:style-name="P1213"><text:tab/>DBMS_OUTPUT.PUT_LINE('FALSE');</text:p>
      <text:p text:style-name="P1214"><text:tab/>END IF;</text:p>
      <text:p text:style-name="P1215"><text:tab/>END;</text:p>
      <text:p text:style-name="P1216"><text:tab/>/</text:p>
      <text:p text:style-name="P1217"/>
      <text:p text:style-name="P1218">ex:</text:p>
      <text:p text:style-name="P1219"><text:tab/>DECLARE<text:s/></text:p>
      <text:p text:style-name="P1220"><text:tab/>A number:=5;</text:p>
      <text:p text:style-name="P1221"><text:tab/>BEGIN</text:p>
      <text:p text:style-name="P1222"><text:tab/>IF A&gt;20 THEN<text:s/></text:p>
      <text:p text:style-name="P1223"><text:tab/>DBMS_OUTPUT.PUT_LINE('TRUE');</text:p>
      <text:p text:style-name="P1224"><text:tab/>ELSE</text:p>
      <text:p text:style-name="P1225"><text:tab/>DBMS_OUTPUT.PUT_LINE('FALSE');</text:p>
      <text:p text:style-name="P1226"><text:tab/>END IF;</text:p>
      <text:p text:style-name="P1227"><text:tab/>END;</text:p>
      <text:p text:style-name="P1228"><text:tab/>/</text:p>
      <text:p text:style-name="P1229"/>
      <text:p text:style-name="P1230">3)IF THEN ELSIF THEN ELSE</text:p>
      <text:p text:style-name="P1231">-------------------------</text:p>
      <text:p text:style-name="P1232">It is used to evalute the code based on multiple conditions.</text:p>
      <text:p text:style-name="P1233"/>
      <text:p text:style-name="P1234">ex:</text:p>
      <text:soft-page-break/>
      <text:p text:style-name="P1235"><text:tab/>DECLARE<text:s/></text:p>
      <text:p text:style-name="P1236"><text:tab/>A number;</text:p>
      <text:p text:style-name="P1237"><text:tab/>BEGIN</text:p>
      <text:p text:style-name="P1238"><text:tab/>A:=&amp;option;</text:p>
      <text:p text:style-name="P1239"><text:tab/>IF A=100 THEN</text:p>
      <text:p text:style-name="P1240"><text:tab/>DBMS_OUTPUT.PUT_LINE('It is police number');</text:p>
      <text:p text:style-name="P1241"><text:tab/>ELSIF A=103 THEN</text:p>
      <text:p text:style-name="P1242"><text:tab/>DBMS_OUTPUT.PUT_LINE('It is enquiry number');</text:p>
      <text:p text:style-name="P1243"><text:tab/>ELSIF A=108 THEN</text:p>
      <text:p text:style-name="P1244"><text:tab/>DBMS_OUTPUT.PUT_LINE('It is emergency number');</text:p>
      <text:p text:style-name="P1245"><text:tab/>ELSE</text:p>
      <text:p text:style-name="P1246"><text:tab/>DBMS_OUTPUT.PUT_LINE('Invalid option');</text:p>
      <text:p text:style-name="P1247"><text:tab/>END IF;</text:p>
      <text:p text:style-name="P1248"><text:tab/>END;</text:p>
      <text:p text:style-name="P1249"><text:tab/>/</text:p>
      <text:p text:style-name="P1250"/>
      <text:p text:style-name="P1251">LOOPS</text:p>
      <text:p text:style-name="P1252">=====</text:p>
      <text:p text:style-name="P1253">We have three types of loops in PL/SQL.</text:p>
      <text:p text:style-name="P1254"/>
      <text:p text:style-name="P1255">1)Simple loop</text:p>
      <text:p text:style-name="P1256"/>
      <text:p text:style-name="P1257">2)While loop</text:p>
      <text:p text:style-name="P1258"/>
      <text:p text:style-name="P1259">3)For loop<text:s/></text:p>
      <text:p text:style-name="P1260"/>
      <text:p text:style-name="P1261">1)Simple loop</text:p>
      <text:p text:style-name="P1262">--------------</text:p>
      <text:p text:style-name="P1263">It will evaluate the code untill our condition<text:s/>is true.</text:p>
      <text:p text:style-name="P1264"/>
      <text:p text:style-name="P1265">ex:</text:p>
      <text:p text:style-name="P1266"><text:tab/>DECLARE</text:p>
      <text:p text:style-name="P1267"><text:tab/>A number:=1;</text:p>
      <text:p text:style-name="P1268"><text:tab/>BEGIN</text:p>
      <text:p text:style-name="P1269"><text:tab/>DBMS_OUTPUT.PUT_LINE('Welcome');</text:p>
      <text:p text:style-name="P1270"><text:tab/></text:p>
      <text:p text:style-name="P1271"><text:tab/>LOOP</text:p>
      <text:p text:style-name="P1272"><text:tab/>DBMS_OUTPUT.PUT_LINE('Hello');</text:p>
      <text:p text:style-name="P1273"><text:tab/>EXIT WHEN A=4;</text:p>
      <text:p text:style-name="P1274"><text:tab/>A:=A+1;<text:tab/></text:p>
      <text:p text:style-name="P1275"><text:tab/>END LOOP;</text:p>
      <text:p text:style-name="P1276"/>
      <text:p text:style-name="P1277"><text:tab/>DBMS_OUTPUT.PUT_LINE('Thank You');</text:p>
      <text:p text:style-name="P1278"><text:tab/>END;</text:p>
      <text:p text:style-name="P1279"><text:tab/>/</text:p>
      <text:p text:style-name="P1280"/>
      <text:p text:style-name="P1281">Q)Write a PL/SQL program to display<text:s/>10 natural numbers?</text:p>
      <text:p text:style-name="P1282"/>
      <text:p text:style-name="P1283"><text:tab/>DECLARE</text:p>
      <text:p text:style-name="P1284"><text:tab/>A number:=1;</text:p>
      <text:p text:style-name="P1285"><text:tab/>BEGIN</text:p>
      <text:p text:style-name="P1286"><text:tab/></text:p>
      <text:p text:style-name="P1287"><text:tab/>LOOP</text:p>
      <text:p text:style-name="P1288"><text:tab/>DBMS_OUTPUT.PUT_LINE(A);</text:p>
      <text:p text:style-name="P1289"><text:tab/>EXIT WHEN A=10;</text:p>
      <text:p text:style-name="P1290"><text:tab/>A:=A+1;<text:tab/></text:p>
      <text:soft-page-break/>
      <text:p text:style-name="P1291"><text:tab/>END LOOP;</text:p>
      <text:p text:style-name="P1292"/>
      <text:p text:style-name="P1293"><text:tab/>END;</text:p>
      <text:p text:style-name="P1294"><text:tab/>/</text:p>
      <text:p text:style-name="P1295"/>
      <text:p text:style-name="P1296">2)While loop</text:p>
      <text:p text:style-name="P1297">--------------</text:p>
      <text:p text:style-name="P1298">It will evaluate the code untill our condition is true.</text:p>
      <text:p text:style-name="P1299"/>
      <text:p text:style-name="P1300">ex:</text:p>
      <text:p text:style-name="P1301"><text:tab/>DECLARE</text:p>
      <text:p text:style-name="P1302"><text:tab/>A<text:s/>number:=1;</text:p>
      <text:p text:style-name="P1303"><text:tab/>BEGIN</text:p>
      <text:p text:style-name="P1304"><text:tab/>DBMS_OUTPUT.PUT_LINE('Welcome');</text:p>
      <text:p text:style-name="P1305"/>
      <text:p text:style-name="P1306"><text:tab/>WHILE A&lt;=4 LOOP</text:p>
      <text:p text:style-name="P1307"><text:tab/>DBMS_OUTPUT.PUT_LINE('Hello');</text:p>
      <text:p text:style-name="P1308"><text:tab/>A:=A+1;</text:p>
      <text:p text:style-name="P1309"><text:tab/>END LOOP;</text:p>
      <text:p text:style-name="P1310"/>
      <text:p text:style-name="P1311"><text:tab/>DBMS_OUTPUT.PUT_LINE('Thank You');</text:p>
      <text:p text:style-name="P1312"><text:tab/>END;</text:p>
      <text:p text:style-name="P1313"><text:tab/>/</text:p>
      <text:p text:style-name="P1314"><text:tab/></text:p>
      <text:p text:style-name="P1315"/>
      <text:p text:style-name="P1316">ex:</text:p>
      <text:p text:style-name="P1317"><text:tab/>DECLARE</text:p>
      <text:p text:style-name="P1318"><text:tab/>A number:=10;</text:p>
      <text:p text:style-name="P1319"><text:tab/>BEGIN</text:p>
      <text:p text:style-name="P1320"/>
      <text:p text:style-name="P1321"><text:tab/>WHILE A&gt;=1 LOOP</text:p>
      <text:p text:style-name="P1322"><text:tab/>DBMS_OUTPUT.PUT_LINE(A);</text:p>
      <text:p text:style-name="P1323"><text:tab/>A:=A-1;</text:p>
      <text:p text:style-name="P1324"><text:tab/>END LOOP;</text:p>
      <text:p text:style-name="P1325"/>
      <text:p text:style-name="P1326"><text:tab/>END;</text:p>
      <text:p text:style-name="P1327"><text:tab/>/<text:tab/></text:p>
      <text:p text:style-name="P1328"/>
      <text:p text:style-name="P1329">3) For loop</text:p>
      <text:p text:style-name="P1330">--------------</text:p>
      <text:p text:style-name="P1331">It will evaluate the code untill our condition is true.</text:p>
      <text:p text:style-name="P1332"/>
      <text:p text:style-name="P1333">ex:</text:p>
      <text:p text:style-name="P1334"><text:tab/>DECLARE<text:s/></text:p>
      <text:p text:style-name="P1335"><text:tab/>A number:=1;</text:p>
      <text:p text:style-name="P1336"><text:tab/>BEGIN</text:p>
      <text:p text:style-name="P1337"><text:tab/>DBMS_OUTPUT.PUT_LINE('Welcome');</text:p>
      <text:p text:style-name="P1338"><text:tab/></text:p>
      <text:p text:style-name="P1339"><text:tab/>FOR A IN 1 .. 4 LOOP</text:p>
      <text:p text:style-name="P1340"><text:tab/>DBMS_OUTPUT.PUT_LINE('Hello');</text:p>
      <text:p text:style-name="P1341"><text:tab/>END LOOP;</text:p>
      <text:p text:style-name="P1342"/>
      <text:p text:style-name="P1343"><text:tab/>DBMS_OUTPUT.PUT_LINE('Thank You');</text:p>
      <text:p text:style-name="P1344"><text:tab/>END;</text:p>
      <text:p text:style-name="P1345"><text:tab/>/</text:p>
      <text:p text:style-name="P1346"><text:tab/></text:p>
      <text:soft-page-break/>
      <text:p text:style-name="P1347">Q)Write a PL/SQL program to display multiplication table of a given number?</text:p>
      <text:p text:style-name="P1348"/>
      <text:p text:style-name="P1349"><text:tab/>DECLARE<text:s/></text:p>
      <text:p text:style-name="P1350"><text:tab/>N number;</text:p>
      <text:p text:style-name="P1351"><text:tab/>A number:=1;</text:p>
      <text:p text:style-name="P1352"><text:tab/>BEGIN</text:p>
      <text:p text:style-name="P1353"><text:tab/>N:=&amp;num;</text:p>
      <text:p text:style-name="P1354"><text:tab/>FOR A IN 1 .. 10 LOOP</text:p>
      <text:p text:style-name="P1355"><text:tab/>DBMS_OUTPUT.PUT_LINE(N||' * '||A||' = '||N*A);</text:p>
      <text:p text:style-name="P1356"><text:tab/>END LOOP;</text:p>
      <text:p text:style-name="P1357"><text:tab/>END;</text:p>
      <text:p text:style-name="P1358"><text:tab/>/</text:p>
      <text:p text:style-name="P1359"/>
      <text:p text:style-name="P1360">Exceptions</text:p>
      <text:p text:style-name="P1361">==========</text:p>
      <text:p text:style-name="P1362">Runtime Errors are called Exceptions.</text:p>
      <text:p text:style-name="P1363"/>
      <text:p text:style-name="P1364">We have two types of exceptions in PL/SQL.</text:p>
      <text:p text:style-name="P1365"/>
      <text:p text:style-name="P1366">1)Predefined Exceptions</text:p>
      <text:p text:style-name="P1367"/>
      <text:p text:style-name="P1368">2)Userdefined Exceptions</text:p>
      <text:p text:style-name="P1369"/>
      <text:p text:style-name="P1370"/>
      <text:p text:style-name="P1371">1)Predefined Exceptions</text:p>
      <text:p text:style-name="P1372">------------------------</text:p>
      <text:p text:style-name="P1373">Built-In exceptions are called predefined exceptions.</text:p>
      <text:p text:style-name="P1374"/>
      <text:p text:style-name="P1375">We have following list of predefined exceptions.</text:p>
      <text:p text:style-name="P1376"/>
      <text:p text:style-name="P1377">1)NO_DATA_FOUND Exception</text:p>
      <text:p text:style-name="P1378"/>
      <text:p text:style-name="P1379">2)TOO_MANY_ROWS Exception</text:p>
      <text:p text:style-name="P1380"/>
      <text:p text:style-name="P1381">3)ZERO_DIVIDE Exception<text:s/></text:p>
      <text:p text:style-name="P1382"/>
      <text:p text:style-name="P1383">4)VALUE_ERROR Exception<text:s/></text:p>
      <text:p text:style-name="P1384"/>
      <text:p text:style-name="P1385">5)DUP_VAL_ON_INDEX Exception<text:s/></text:p>
      <text:p text:style-name="P1386"/>
      <text:p text:style-name="P1387">6) OTHERS<text:s/></text:p>
      <text:p text:style-name="P1388"/>
      <text:p text:style-name="P1389">1)NO_DATA_FOUND Exception</text:p>
      <text:p text:style-name="P1390">-------------------------</text:p>
      <text:p text:style-name="P1391">This exception will occur when select stmt does not return any value.</text:p>
      <text:p text:style-name="P1392"/>
      <text:p text:style-name="P1393">ex:</text:p>
      <text:p text:style-name="P1394"><text:tab/>DECLARE<text:s/></text:p>
      <text:p text:style-name="P1395"><text:tab/>L_Ename <text:s/>emp.ename%TYPE;</text:p>
      <text:p text:style-name="P1396"><text:tab/>L_Esal <text:s text:c="2"/>emp.esal%TYPE;</text:p>
      <text:p text:style-name="P1397"><text:tab/>BEGIN</text:p>
      <text:p text:style-name="P1398"><text:tab/>select ename,esal into L_Ename,L_Esal from emp where eid=208;</text:p>
      <text:p text:style-name="P1399"><text:tab/>DBMS_OUTPUT.PUT_LINE(L_Ename||' '||L_Esal);</text:p>
      <text:p text:style-name="P1400"><text:tab/>EXCEPTION</text:p>
      <text:p text:style-name="P1401"><text:tab/>WHEN NO_DATA_FOUND THEN</text:p>
      <text:soft-page-break/>
      <text:p text:style-name="P1402"><text:tab/>DBMS_OUTPUT.PUT_LINE('Please check employee Id');</text:p>
      <text:p text:style-name="P1403"><text:tab/>END;</text:p>
      <text:p text:style-name="P1404"><text:tab/>/</text:p>
      <text:p text:style-name="P1405"/>
      <text:p text:style-name="P1406">ex:</text:p>
      <text:p text:style-name="P1407"><text:tab/>DECLARE<text:s/></text:p>
      <text:p text:style-name="P1408"><text:tab/>L_Ename <text:s/>emp.ename%TYPE;</text:p>
      <text:p text:style-name="P1409"><text:tab/>L_Esal <text:s text:c="2"/>emp.esal%TYPE;</text:p>
      <text:p text:style-name="P1410"><text:tab/>BEGIN</text:p>
      <text:p text:style-name="P1411"><text:tab/>select ename,esal into L_Ename,L_Esal from emp where eid=201;</text:p>
      <text:p text:style-name="P1412"><text:tab/>DBMS_OUTPUT.PUT_LINE(L_Ename||' '||L_Esal);</text:p>
      <text:p text:style-name="P1413"><text:tab/>EXCEPTION</text:p>
      <text:p text:style-name="P1414"><text:tab/>WHEN NO_DATA_FOUND THEN</text:p>
      <text:p text:style-name="P1415"><text:tab/>DBMS_OUTPUT.PUT_LINE('Please check employee Id');</text:p>
      <text:p text:style-name="P1416"><text:tab/>END;</text:p>
      <text:p text:style-name="P1417"><text:tab/>/</text:p>
      <text:p text:style-name="P1418"/>
      <text:p text:style-name="P1419">2)TOO_MANY_ROWS Exception</text:p>
      <text:p text:style-name="P1420">--------------------------</text:p>
      <text:p text:style-name="P1421">This exception will occur when select stmt <text:s/>returns more then one value.</text:p>
      <text:p text:style-name="P1422"/>
      <text:p text:style-name="P1423">ex:</text:p>
      <text:p text:style-name="P1424"><text:tab/>DECLARE<text:s/></text:p>
      <text:p text:style-name="P1425"><text:tab/>L_Ename <text:s/>emp.ename%TYPE;</text:p>
      <text:p text:style-name="P1426"><text:tab/>L_Esal <text:s text:c="2"/>emp.esal%TYPE;</text:p>
      <text:p text:style-name="P1427"><text:tab/>BEGIN</text:p>
      <text:p text:style-name="P1428"><text:tab/>select ename,esal into L_Ename,L_Esal from emp where deptno=10;</text:p>
      <text:p text:style-name="P1429"><text:tab/>DBMS_OUTPUT.PUT_LINE(L_Ename||' '||L_Esal);</text:p>
      <text:p text:style-name="P1430"><text:tab/>EXCEPTION</text:p>
      <text:p text:style-name="P1431"><text:tab/>WHEN TOO_MANY_ROWS THEN</text:p>
      <text:p text:style-name="P1432"><text:tab/>DBMS_OUTPUT.PUT_LINE('select stmt returns more then one value');</text:p>
      <text:p text:style-name="P1433"><text:tab/>END;</text:p>
      <text:p text:style-name="P1434"><text:tab/>/</text:p>
      <text:p text:style-name="P1435"/>
      <text:p text:style-name="P1436"/>
      <text:p text:style-name="P1437">ex:</text:p>
      <text:p text:style-name="P1438"><text:tab/>DECLARE<text:s/></text:p>
      <text:p text:style-name="P1439"><text:tab/>L_Ename <text:s/>emp.ename%TYPE;</text:p>
      <text:p text:style-name="P1440"><text:tab/>L_Esal <text:s text:c="2"/>emp.esal%TYPE;</text:p>
      <text:p text:style-name="P1441"><text:tab/>BEGIN</text:p>
      <text:p text:style-name="P1442"><text:tab/>select ename,esal<text:s/>into L_Ename,L_Esal from emp where deptno=50;</text:p>
      <text:p text:style-name="P1443"><text:tab/>DBMS_OUTPUT.PUT_LINE(L_Ename||' '||L_Esal);</text:p>
      <text:p text:style-name="P1444"><text:tab/>EXCEPTION</text:p>
      <text:p text:style-name="P1445"><text:tab/>WHEN TOO_MANY_ROWS THEN</text:p>
      <text:p text:style-name="P1446"><text:tab/>DBMS_OUTPUT.PUT_LINE('select stmt returns more then one value');</text:p>
      <text:p text:style-name="P1447"><text:tab/>END;</text:p>
      <text:p text:style-name="P1448"><text:tab/>/</text:p>
      <text:p text:style-name="P1449"/>
      <text:p text:style-name="P1450">3)ZERO_DIVIDE Exception<text:s/></text:p>
      <text:p text:style-name="P1451">------------------------</text:p>
      <text:p text:style-name="P1452">This exception will occur when we try to divide any number with zero.</text:p>
      <text:p text:style-name="P1453"/>
      <text:p text:style-name="P1454">ex:</text:p>
      <text:p text:style-name="P1455"><text:tab/>DECLARE<text:s/></text:p>
      <text:p text:style-name="P1456"><text:tab/>A number;</text:p>
      <text:soft-page-break/>
      <text:p text:style-name="P1457"><text:tab/>BEGIN</text:p>
      <text:p text:style-name="P1458"><text:tab/>A:=10/0;</text:p>
      <text:p text:style-name="P1459"><text:tab/>DBMS_OUTPUT.PUT_LINE(A);</text:p>
      <text:p text:style-name="P1460"><text:tab/>EXCEPTION</text:p>
      <text:p text:style-name="P1461"><text:tab/>WHEN ZERO_DIVIDE THEN</text:p>
      <text:p text:style-name="P1462"><text:tab/>DBMS_OUTPUT.PUT_LINE('we cant divide number with zero');</text:p>
      <text:p text:style-name="P1463"><text:tab/>END;</text:p>
      <text:p text:style-name="P1464"><text:tab/>/</text:p>
      <text:p text:style-name="P1465"><text:tab/></text:p>
      <text:p text:style-name="P1466">4)VALUE_ERROR Exception<text:s/></text:p>
      <text:p text:style-name="P1467">-----------------------</text:p>
      <text:p text:style-name="P1468">This exception will occur when there is a mismatch with datatype or size.</text:p>
      <text:p text:style-name="P1469"/>
      <text:p text:style-name="P1470">ex:</text:p>
      <text:p text:style-name="P1471"><text:tab/>DECLARE<text:s/></text:p>
      <text:p text:style-name="P1472"><text:tab/>A number(3);<text:tab/></text:p>
      <text:p text:style-name="P1473"><text:tab/>BEGIN</text:p>
      <text:p text:style-name="P1474"><text:tab/>A:=12345;</text:p>
      <text:p text:style-name="P1475"><text:tab/>DBMS_OUTPUT.PUT_LINE(A);</text:p>
      <text:p text:style-name="P1476"><text:tab/>EXCEPTION</text:p>
      <text:p text:style-name="P1477"><text:tab/>WHEN VALUE_ERROR THEN<text:s/></text:p>
      <text:p text:style-name="P1478"><text:tab/>DBMS_OUTPUT.PUT_LINE('Please check the size');</text:p>
      <text:p text:style-name="P1479"><text:tab/>END;</text:p>
      <text:p text:style-name="P1480"><text:tab/>/</text:p>
      <text:p text:style-name="P1481"/>
      <text:p text:style-name="P1482"/>
      <text:p text:style-name="P1483">ex:</text:p>
      <text:p text:style-name="P1484"><text:tab/>DECLARE<text:s/></text:p>
      <text:p text:style-name="P1485"><text:tab/>L_Esal emp.esal%TYPE;</text:p>
      <text:p text:style-name="P1486"><text:tab/>BEGIN</text:p>
      <text:p text:style-name="P1487"><text:tab/>select ename into L_Esal from emp where eid=201;</text:p>
      <text:p text:style-name="P1488"><text:tab/>DBMS_OUTPUT.PUT_LINE(L_Esal);</text:p>
      <text:p text:style-name="P1489"><text:tab/>EXCEPTION</text:p>
      <text:p text:style-name="P1490"><text:tab/>WHEN VALUE_ERROR THEN</text:p>
      <text:p text:style-name="P1491"><text:tab/>DBMS_OUTPUT.PUT_LINE('Please<text:s/>check the datatype');</text:p>
      <text:p text:style-name="P1492"><text:tab/>END;</text:p>
      <text:p text:style-name="P1493"><text:tab/>/</text:p>
      <text:p text:style-name="P1494"/>
      <text:p text:style-name="P1495">5)DUP_VAL_ON_INDEX Exception<text:s/></text:p>
      <text:p text:style-name="P1496">------------------------------</text:p>
      <text:p text:style-name="P1497">This exception will occur when we are trying to insert duplicate values in<text:s/></text:p>
      <text:p text:style-name="P1498">primary key.</text:p>
      <text:p text:style-name="P1499"/>
      <text:p text:style-name="P1500">ex:</text:p>
      <text:p text:style-name="P1501"><text:tab/>select * from emp;</text:p>
      <text:p text:style-name="P1502"/>
      <text:p text:style-name="P1503"><text:tab/>alter table emp ADD primary key(eid);</text:p>
      <text:p text:style-name="P1504"/>
      <text:p text:style-name="P1505"><text:tab/>BEGIN</text:p>
      <text:p text:style-name="P1506"><text:tab/>insert into emp values(201,'Keren',20000,40,'Salesman',200);</text:p>
      <text:p text:style-name="P1507"><text:tab/>DBMS_OUTPUT.PUT_LINE('Record Inserted');</text:p>
      <text:p text:style-name="P1508"><text:tab/>EXCEPTION</text:p>
      <text:p text:style-name="P1509"><text:tab/>WHEN DUP_VAL_ON_INDEX THEN</text:p>
      <text:p text:style-name="P1510"><text:tab/>DBMS_OUTPUT.PUT_LINE('Duplicates not allowed');</text:p>
      <text:soft-page-break/>
      <text:p text:style-name="P1511"><text:tab/>END;</text:p>
      <text:p text:style-name="P1512"><text:tab/>/</text:p>
      <text:p text:style-name="P1513"/>
      <text:p text:style-name="P1514">ex:</text:p>
      <text:p text:style-name="P1515"><text:tab/>BEGIN</text:p>
      <text:p text:style-name="P1516"><text:tab/>insert into emp values(208,'Keren',20000,40,'Salesman',200);</text:p>
      <text:p text:style-name="P1517"><text:tab/>DBMS_OUTPUT.PUT_LINE('Record Inserted');</text:p>
      <text:p text:style-name="P1518"><text:tab/>EXCEPTION</text:p>
      <text:p text:style-name="P1519"><text:tab/>WHEN DUP_VAL_ON_INDEX THEN</text:p>
      <text:p text:style-name="P1520"><text:tab/>DBMS_OUTPUT.PUT_LINE('Duplicates not allowed');</text:p>
      <text:p text:style-name="P1521"><text:tab/>END;</text:p>
      <text:p text:style-name="P1522"><text:tab/>/</text:p>
      <text:p text:style-name="P1523"/>
      <text:p text:style-name="P1524"><text:tab/>alter table emp DROP primary key;</text:p>
      <text:p text:style-name="P1525"/>
      <text:p text:style-name="P1526"/>
      <text:p text:style-name="P1527">6) OTHERS<text:s/></text:p>
      <text:p text:style-name="P1528">----------</text:p>
      <text:p text:style-name="P1529">It is a universal angular exception which handles all types of exceptions.</text:p>
      <text:p text:style-name="P1530"/>
      <text:p text:style-name="P1531">ex:</text:p>
      <text:p text:style-name="P1532"><text:tab/></text:p>
      <text:p text:style-name="P1533"><text:tab/>DECLARE<text:s/></text:p>
      <text:p text:style-name="P1534"><text:tab/>L_Ename <text:s/>emp.ename%TYPE;</text:p>
      <text:p text:style-name="P1535"><text:tab/>L_Esal <text:s text:c="2"/>emp.esal%TYPE;</text:p>
      <text:p text:style-name="P1536"><text:tab/>BEGIN</text:p>
      <text:p text:style-name="P1537"><text:tab/>select ename,esal into L_Ename,L_Esal from emp where eid=209;</text:p>
      <text:p text:style-name="P1538"><text:tab/>DBMS_OUTPUT.PUT_LINE(L_Ename||' '||L_Esal);</text:p>
      <text:p text:style-name="P1539"><text:tab/>EXCEPTION</text:p>
      <text:p text:style-name="P1540"><text:tab/>WHEN OTHERS THEN</text:p>
      <text:p text:style-name="P1541"><text:tab/>DBMS_OUTPUT.PUT_LINE('Please check employee Id');</text:p>
      <text:p text:style-name="P1542"><text:tab/>END;</text:p>
      <text:p text:style-name="P1543"><text:tab/>/</text:p>
      <text:p text:style-name="P1544"/>
      <text:p text:style-name="P1545"/>
      <text:p text:style-name="P1546"/>
      <text:p text:style-name="P1547"/>
      <text:p text:style-name="P1548"/>
      <text:p text:style-name="P1549"/>
      <text:p text:style-name="P1550"/>
      <text:p text:style-name="P1551"/>
      <text:p text:style-name="P1552"/>
      <text:p text:style-name="P1553"/>
      <text:p text:style-name="P1554"/>
      <text:p text:style-name="P1555"/>
      <text:p text:style-name="P1556"/>
      <text:p text:style-name="P1557"/>
      <text:p text:style-name="P1558">2)Userdefined Exceptions</text:p>
      <text:p text:style-name="P1559">------------------------</text:p>
      <text:p text:style-name="P1560">Exceptions which are created by the user based on the requirement are<text:s/>called</text:p>
      <text:p text:style-name="P1561">userdefined exceptions.</text:p>
      <text:p text:style-name="P1562"/>
      <text:p text:style-name="P1563">step1:</text:p>
      <text:p text:style-name="P1564">------</text:p>
      <text:soft-page-break/>
      <text:p text:style-name="P1565"><text:tab/>Declare the exception.</text:p>
      <text:p text:style-name="P1566"><text:tab/>ex:</text:p>
      <text:p text:style-name="P1567"><text:tab/><text:tab/>&lt;Exception_name&gt; Exception;</text:p>
      <text:p text:style-name="P1568"/>
      <text:p text:style-name="P1569">step2:</text:p>
      <text:p text:style-name="P1570">-----</text:p>
      <text:p text:style-name="P1571"><text:tab/>Raise the exception.</text:p>
      <text:p text:style-name="P1572"><text:tab/>ex:</text:p>
      <text:p text:style-name="P1573"><text:tab/><text:tab/>RAISE <text:s/>&lt;Exception_name&gt;;</text:p>
      <text:p text:style-name="P1574"/>
      <text:p text:style-name="P1575">step3:</text:p>
      <text:p text:style-name="P1576">------</text:p>
      <text:p text:style-name="P1577"><text:tab/>Handle the exception.</text:p>
      <text:p text:style-name="P1578"><text:tab/>ex:</text:p>
      <text:p text:style-name="P1579"><text:tab/><text:tab/>WHEN &lt;Exception_name&gt; THEN;<text:s/></text:p>
      <text:p text:style-name="P1580"/>
      <text:p text:style-name="P1581">ex:</text:p>
      <text:p text:style-name="P1582"><text:tab/>DECLARE<text:s/></text:p>
      <text:p text:style-name="P1583"><text:tab/>MY_EX1 Exception;</text:p>
      <text:p text:style-name="P1584"><text:tab/>A number:=5000;</text:p>
      <text:p text:style-name="P1585"><text:tab/>BEGIN</text:p>
      <text:p text:style-name="P1586"><text:tab/>IF A&gt;2000 THEN<text:s/></text:p>
      <text:p text:style-name="P1587"><text:tab/>RAISE MY_EX1;</text:p>
      <text:p text:style-name="P1588"><text:tab/>END IF;</text:p>
      <text:p text:style-name="P1589"><text:tab/>DBMS_OUTPUT.PUT_LINE(A);</text:p>
      <text:p text:style-name="P1590"><text:tab/>EXCEPTION</text:p>
      <text:p text:style-name="P1591"><text:tab/>WHEN MY_EX1 THEN<text:s/></text:p>
      <text:p text:style-name="P1592"><text:tab/>DBMS_OUTPUT.PUT_LINE('Number is too large');</text:p>
      <text:p text:style-name="P1593"><text:tab/>END;</text:p>
      <text:p text:style-name="P1594"><text:tab/>/</text:p>
      <text:p text:style-name="P1595"/>
      <text:p text:style-name="P1596">ex:</text:p>
      <text:p text:style-name="P1597"><text:tab/>DECLARE<text:s/></text:p>
      <text:p text:style-name="P1598"><text:tab/>MY_EX1 Exception;</text:p>
      <text:p text:style-name="P1599"><text:tab/>A number:=1000;</text:p>
      <text:p text:style-name="P1600"><text:tab/>BEGIN</text:p>
      <text:p text:style-name="P1601"><text:tab/>IF A&gt;2000 THEN<text:s/></text:p>
      <text:p text:style-name="P1602"><text:tab/>RAISE MY_EX1;</text:p>
      <text:p text:style-name="P1603"><text:tab/>END IF;</text:p>
      <text:p text:style-name="P1604"><text:tab/>DBMS_OUTPUT.PUT_LINE(A);</text:p>
      <text:p text:style-name="P1605"><text:tab/>EXCEPTION</text:p>
      <text:p text:style-name="P1606"><text:tab/>WHEN MY_EX1 THEN<text:s/></text:p>
      <text:p text:style-name="P1607"><text:tab/>DBMS_OUTPUT.PUT_LINE('Number is too large');</text:p>
      <text:p text:style-name="P1608"><text:tab/>END;</text:p>
      <text:p text:style-name="P1609"><text:tab/>/</text:p>
      <text:p text:style-name="P1610"><text:tab/></text:p>
      <text:p text:style-name="P1611">Cursors</text:p>
      <text:p text:style-name="P1612">==========</text:p>
      <text:p text:style-name="P1613">Cursor is a memory location<text:s/>which is used to run SQL commands.</text:p>
      <text:p text:style-name="P1614"/>
      <text:p text:style-name="P1615">We have two types of cursors.</text:p>
      <text:p text:style-name="P1616"/>
      <text:p text:style-name="P1617">1)Implicit cursor</text:p>
      <text:p text:style-name="P1618"/>
      <text:p text:style-name="P1619">2)Explicit cursor</text:p>
      <text:p text:style-name="P1620"/>
      <text:p text:style-name="P1621"/>
      <text:p text:style-name="P1622">1)Implicit cursor</text:p>
      <text:p text:style-name="P1623">-----------------</text:p>
      <text:p text:style-name="P1624">All the activities like opening the cursor, processing the cursor and closing the cursor which is done automatically is called implicit cursor.</text:p>
      <text:p text:style-name="P1625"/>
      <text:p text:style-name="P1626">We have four types of implict cursor attributes.</text:p>
      <text:p text:style-name="P1627"/>
      <text:p text:style-name="P1628">i)SQL%ISOPEN</text:p>
      <text:p text:style-name="P1629">-----------</text:p>
      <text:p text:style-name="P1630"><text:tab/>It is a boolean attribute which always returns false.</text:p>
      <text:p text:style-name="P1631"/>
      <text:p text:style-name="P1632">ii)SQL%FOUND</text:p>
      <text:p text:style-name="P1633">-------------</text:p>
      <text:p text:style-name="P1634"><text:tab/>It is a boolean attribute which returns true if SQL command is success and<text:s/></text:p>
      <text:p text:style-name="P1635"><text:tab/>returns false if SQL command is failed.</text:p>
      <text:p text:style-name="P1636"/>
      <text:p text:style-name="P1637">iii)SQL%NOTFOUND</text:p>
      <text:p text:style-name="P1638">---------------</text:p>
      <text:p text:style-name="P1639"><text:tab/>It is completely inverse of SQL%FOUND.</text:p>
      <text:p text:style-name="P1640"/>
      <text:p text:style-name="P1641"><text:tab/>It is a boolean attribute which returns false if SQL command is success and<text:s/></text:p>
      <text:p text:style-name="P1642"><text:tab/>returns true if SQL command is failed.</text:p>
      <text:p text:style-name="P1643"/>
      <text:p text:style-name="P1644">iv)SQL%ROWCOUNT<text:s/></text:p>
      <text:p text:style-name="P1645">---------------</text:p>
      <text:p text:style-name="P1646"><text:tab/>It will return number of records are effecting in a database table.</text:p>
      <text:p text:style-name="P1647"/>
      <text:p text:style-name="P1648">ex:</text:p>
      <text:p text:style-name="P1649"><text:tab/>BEGIN</text:p>
      <text:p text:style-name="P1650"><text:tab/>IF <text:s/>SQL%ISOPEN THEN<text:s/></text:p>
      <text:p text:style-name="P1651"><text:tab/>DBMS_OUTPUT.PUT_LINE('Cursor is open');</text:p>
      <text:p text:style-name="P1652"><text:tab/>ELSE</text:p>
      <text:p text:style-name="P1653"><text:tab/>DBMS_OUTPUT.PUT_LINE('Cursor is closed');</text:p>
      <text:p text:style-name="P1654"><text:tab/>END IF;</text:p>
      <text:p text:style-name="P1655"><text:tab/>END;</text:p>
      <text:p text:style-name="P1656"><text:tab/>/</text:p>
      <text:p text:style-name="P1657"/>
      <text:p text:style-name="P1658">ex:2</text:p>
      <text:p text:style-name="P1659">-----</text:p>
      <text:p text:style-name="P1660"><text:tab/>BEGIN</text:p>
      <text:p text:style-name="P1661"><text:tab/>update student set sname='jojo' where sno=101;</text:p>
      <text:p text:style-name="P1662"><text:tab/>IF SQL%FOUND THEN<text:s/></text:p>
      <text:p text:style-name="P1663"><text:tab/>DBMS_OUTPUT.PUT_LINE('Record updated');</text:p>
      <text:p text:style-name="P1664"><text:tab/>ELSE</text:p>
      <text:p text:style-name="P1665"><text:tab/>DBMS_OUTPUT.PUT_LINE('Record Not Updated');</text:p>
      <text:p text:style-name="P1666"><text:tab/>END IF;</text:p>
      <text:p text:style-name="P1667"><text:tab/>END;</text:p>
      <text:p text:style-name="P1668"><text:tab/>/</text:p>
      <text:p text:style-name="P1669"/>
      <text:p text:style-name="P1670"/>
      <text:soft-page-break/>
      <text:p text:style-name="P1671">ex:3</text:p>
      <text:p text:style-name="P1672">-----</text:p>
      <text:p text:style-name="P1673"><text:tab/>BEGIN</text:p>
      <text:p text:style-name="P1674"><text:tab/>update student set sname='gogo' where sno=101;</text:p>
      <text:p text:style-name="P1675"><text:tab/>IF SQL%NOTFOUND THEN<text:s/></text:p>
      <text:p text:style-name="P1676"><text:tab/>DBMS_OUTPUT.PUT_LINE('Record updated');</text:p>
      <text:p text:style-name="P1677"><text:tab/>ELSE</text:p>
      <text:p text:style-name="P1678"><text:tab/>DBMS_OUTPUT.PUT_LINE('Record Not Updated');</text:p>
      <text:p text:style-name="P1679"><text:tab/>END IF;</text:p>
      <text:p text:style-name="P1680"><text:tab/>END;</text:p>
      <text:p text:style-name="P1681"><text:tab/>/</text:p>
      <text:p text:style-name="P1682"/>
      <text:p text:style-name="P1683">ex:4</text:p>
      <text:p text:style-name="P1684">----</text:p>
      <text:p text:style-name="P1685"><text:tab/>BEGIN</text:p>
      <text:p text:style-name="P1686"><text:tab/>update student set sname='raja';</text:p>
      <text:p text:style-name="P1687"><text:tab/>DBMS_OUTPUT.PUT_LINE(SQL%ROWCOUNT||' records updated');</text:p>
      <text:p text:style-name="P1688"><text:tab/>END;</text:p>
      <text:p text:style-name="P1689"><text:tab/>/</text:p>
      <text:p text:style-name="P1690"><text:tab/></text:p>
      <text:p text:style-name="P1691"/>
      <text:p text:style-name="P1692"/>
      <text:p text:style-name="P1693"/>
      <text:p text:style-name="P1694"/>
      <text:p text:style-name="P1695"/>
      <text:p text:style-name="P1696">2)Explicit cursor</text:p>
      <text:p text:style-name="PlainText"><text:span text:style-name="T1697">------------------</text:span></text:p>
      <text:p text:style-name="P1698">All the activities related to cursor like opening the cursor , processing the cursor and closing the cursor which is done by a user is called explicit cursor.</text:p>
      <text:p text:style-name="P1699"/>
      <text:p text:style-name="P1700">We need to use explicit cursor when select statement returns more then one value.</text:p>
      <text:p text:style-name="P1701"/>
      <text:p text:style-name="P1702">We have four types of explicit cursor attributes.</text:p>
      <text:p text:style-name="P1703"/>
      <text:p text:style-name="P1704"/>
      <text:p text:style-name="P1705">i)%ISOPEN</text:p>
      <text:p text:style-name="P1706">-----------</text:p>
      <text:p text:style-name="P1707"><text:tab/>It is a boolean attribute which returns true if cursor is open and<text:s/></text:p>
      <text:p text:style-name="P1708"><text:tab/>returns false if cursor is closed.</text:p>
      <text:p text:style-name="P1709"/>
      <text:p text:style-name="P1710">ii)%FOUND</text:p>
      <text:p text:style-name="P1711">-------------</text:p>
      <text:p text:style-name="P1712"><text:tab/>It is a boolean attribute which returns true if SQL command is success and<text:s/></text:p>
      <text:p text:style-name="P1713"><text:tab/>returns false if SQL command is failed.</text:p>
      <text:p text:style-name="P1714"/>
      <text:p text:style-name="P1715">iii)%NOTFOUND</text:p>
      <text:p text:style-name="P1716">---------------</text:p>
      <text:p text:style-name="P1717"><text:tab/>It is completely inverse of SQL%FOUND.</text:p>
      <text:p text:style-name="P1718"/>
      <text:p text:style-name="P1719"><text:tab/>It is a boolean attribute which returns false if SQL command is success and<text:s/></text:p>
      <text:p text:style-name="P1720"><text:tab/>returns true if SQL command is failed.</text:p>
      <text:p text:style-name="P1721"/>
      <text:p text:style-name="P1722">iv)%ROWCOUNT<text:s/></text:p>
      <text:p text:style-name="P1723">---------------</text:p>
      <text:p text:style-name="P1724"><text:tab/>It will return number of records are effecting in a database table.</text:p>
      <text:p text:style-name="P1725"/>
      <text:p text:style-name="P1726"/>
      <text:p text:style-name="P1727">Q)Write a PL/SQL program to select employee name,employee salary from emp table?</text:p>
      <text:p text:style-name="P1728"/>
      <text:p text:style-name="P1729"><text:tab/>DECLARE<text:s/></text:p>
      <text:p text:style-name="P1730"><text:tab/>CURSOR C1 is select ename,esal from emp;</text:p>
      <text:p text:style-name="P1731"><text:tab/>L_Ename emp.ename%TYPE;</text:p>
      <text:p text:style-name="P1732"><text:tab/>L_Esal emp.esal%TYPE;<text:tab/></text:p>
      <text:p text:style-name="P1733"><text:tab/>BEGIN</text:p>
      <text:p text:style-name="P1734"><text:tab/>OPEN C1;</text:p>
      <text:p text:style-name="P1735"><text:tab/>LOOP</text:p>
      <text:p text:style-name="P1736"><text:tab/>FETCH C1 into L_Ename,L_Esal;</text:p>
      <text:p text:style-name="P1737"><text:tab/>DBMS_OUTPUT.PUT_LINE(L_Ename||' '||L_Esal);</text:p>
      <text:p text:style-name="P1738"><text:tab/>EXIT WHEN C1%NOTFOUND;</text:p>
      <text:p text:style-name="P1739"><text:tab/>END LOOP;</text:p>
      <text:p text:style-name="P1740"><text:tab/>CLOSE C1;</text:p>
      <text:p text:style-name="P1741"><text:tab/>END;</text:p>
      <text:p text:style-name="P1742"><text:tab/>/</text:p>
      <text:p text:style-name="P1743"/>
      <text:p text:style-name="P1744">Q)Write a PL/SQL program to display employee information from emp table?</text:p>
      <text:p text:style-name="P1745"/>
      <text:p text:style-name="P1746"><text:tab/></text:p>
      <text:p text:style-name="P1747"><text:tab/>DECLARE<text:s/></text:p>
      <text:p text:style-name="P1748"><text:tab/>CURSOR C2 is select * from emp;</text:p>
      <text:p text:style-name="P1749"><text:tab/>A emp%ROWTYPE;<text:tab/></text:p>
      <text:p text:style-name="P1750"><text:tab/>BEGIN</text:p>
      <text:p text:style-name="P1751"><text:tab/>OPEN C2;</text:p>
      <text:p text:style-name="P1752"><text:tab/>LOOP</text:p>
      <text:p text:style-name="P1753"><text:tab/>FETCH C2 into A;</text:p>
      <text:p text:style-name="P1754"><text:tab/>DBMS_OUTPUT.PUT_LINE(A.eid||' '||A.ename||' '||A.esal||' '||A.deptno);</text:p>
      <text:p text:style-name="P1755"><text:tab/>EXIT WHEN C2%NOTFOUND;</text:p>
      <text:p text:style-name="P1756"><text:tab/>END LOOP;</text:p>
      <text:p text:style-name="P1757"><text:tab/>CLOSE C2;</text:p>
      <text:p text:style-name="P1758"><text:tab/>END;</text:p>
      <text:p text:style-name="P1759"><text:tab/>/</text:p>
      <text:p text:style-name="P1760"/>
      <text:p text:style-name="P1761"/>
      <text:p text:style-name="P1762"/>
      <text:p text:style-name="P1763">Procedures</text:p>
      <text:p text:style-name="P1764">============</text:p>
      <text:p text:style-name="P1765">Procedures are also known as stored PL/SQL procedures.</text:p>
      <text:p text:style-name="P1766"/>
      <text:p text:style-name="P1767">A procedure is a PL/SQL block which is compiled and execute in a database for repeated execution.</text:p>
      <text:p text:style-name="P1768"/>
      <text:p text:style-name="P1769">syntax:</text:p>
      <text:p text:style-name="P1770"><text:tab/>create or replace procedure &lt;procedure_name&gt;</text:p>
      <text:p text:style-name="P1771"><text:tab/>is</text:p>
      <text:soft-page-break/>
      <text:p text:style-name="P1772"><text:tab/>begin</text:p>
      <text:p text:style-name="P1773"><text:tab/>-</text:p>
      <text:p text:style-name="P1774"><text:tab/>-</text:p>
      <text:p text:style-name="P1775"><text:tab/>-<text:tab/></text:p>
      <text:p text:style-name="P1776"><text:tab/>END;</text:p>
      <text:p text:style-name="P1777"><text:tab/>/</text:p>
      <text:p text:style-name="P1778"/>
      <text:p text:style-name="P1779"/>
      <text:p text:style-name="P1780">To see the output in PL/SQL we need to use below command.</text:p>
      <text:p text:style-name="P1781">ex:</text:p>
      <text:p text:style-name="P1782"><text:tab/>SQL&gt; set serveroutput on</text:p>
      <text:p text:style-name="P1783"/>
      <text:p text:style-name="P1784"/>
      <text:p text:style-name="P1785">Q)Write a procedure to display Hello World?<text:s/></text:p>
      <text:p text:style-name="P1786"/>
      <text:p text:style-name="P1787"><text:tab/>create or replace procedure p1</text:p>
      <text:p text:style-name="P1788"><text:tab/>is</text:p>
      <text:p text:style-name="P1789"><text:tab/>BEGIN</text:p>
      <text:p text:style-name="P1790"><text:tab/>DBMS_OUTPUT.PUT_LINE('Hello World');</text:p>
      <text:p text:style-name="P1791"><text:tab/>END;</text:p>
      <text:p text:style-name="P1792"><text:tab/>/</text:p>
      <text:p text:style-name="P1793">To execute above procedure we need to use below command.</text:p>
      <text:p text:style-name="P1794">ex:</text:p>
      <text:p text:style-name="P1795"><text:tab/>SQL&gt;exec <text:s/>p1;</text:p>
      <text:p text:style-name="P1796"/>
      <text:p text:style-name="P1797">A procedure contains three<text:s/>parameters.</text:p>
      <text:p text:style-name="P1798"/>
      <text:p text:style-name="P1799">1)IN parameter</text:p>
      <text:p text:style-name="P1800"/>
      <text:p text:style-name="P1801">2)OUT parameter<text:s/></text:p>
      <text:p text:style-name="P1802"/>
      <text:p text:style-name="P1803">3)IN OUT parameter<text:s/></text:p>
      <text:p text:style-name="P1804"/>
      <text:p text:style-name="P1805">1)IN parameter</text:p>
      <text:p text:style-name="P1806">---------------</text:p>
      <text:p text:style-name="P1807">It is used to accept the values from the user.</text:p>
      <text:p text:style-name="P1808"/>
      <text:p text:style-name="P1809">Q)Write a java PL/SQL program to perform sum of two numbers?</text:p>
      <text:p text:style-name="P1810"/>
      <text:p text:style-name="P1811"><text:tab/>create or replace procedure sum(A IN number,B IN number)</text:p>
      <text:p text:style-name="P1812"><text:tab/>is</text:p>
      <text:p text:style-name="P1813"><text:tab/>C number;</text:p>
      <text:p text:style-name="P1814"><text:tab/>begin</text:p>
      <text:p text:style-name="P1815"><text:tab/>C:=A+B;</text:p>
      <text:p text:style-name="P1816"><text:tab/>DBMS_OUTPUT.PUT_LINE('sum of two numbers is ='||C);</text:p>
      <text:p text:style-name="P1817"><text:tab/>END;</text:p>
      <text:p text:style-name="P1818"><text:tab/>/</text:p>
      <text:p text:style-name="P1819"><text:tab/></text:p>
      <text:p text:style-name="P1820">To execute above procedure we need to use below command.</text:p>
      <text:p text:style-name="P1821">ex:</text:p>
      <text:p text:style-name="P1822"><text:tab/>SQL&gt; exec <text:s text:c="2"/>sum(10,20);</text:p>
      <text:p text:style-name="P1823"><text:tab/></text:p>
      <text:p text:style-name="P1824">2)OUT parameter<text:s/></text:p>
      <text:p text:style-name="P1825">----------------</text:p>
      <text:p text:style-name="P1826">IT is used to return the value to the user.</text:p>
      <text:p text:style-name="P1827"/>
      <text:soft-page-break/>
      <text:p text:style-name="P1828">Q)Write a PL/SQL procedure to perform sum of two numbers and return sum?</text:p>
      <text:p text:style-name="P1829"/>
      <text:p text:style-name="P1830"><text:tab/>create or replace procedure ret_sum(A IN number,B IN number,C OUT number)</text:p>
      <text:p text:style-name="P1831"><text:tab/>is</text:p>
      <text:p text:style-name="P1832"><text:tab/>begin</text:p>
      <text:p text:style-name="P1833"><text:tab/>C:=A+B;</text:p>
      <text:p text:style-name="P1834"><text:tab/>END;</text:p>
      <text:p text:style-name="P1835"><text:tab/>/<text:tab/></text:p>
      <text:p text:style-name="P1836"/>
      <text:p text:style-name="P1837">steps to call a procedure having OUT parameter</text:p>
      <text:p text:style-name="P1838">-----------------------------------------------</text:p>
      <text:p text:style-name="P1839">step1:</text:p>
      <text:p text:style-name="P1840"><text:tab/>create a bind variable</text:p>
      <text:p text:style-name="P1841"><text:tab/>ex:</text:p>
      <text:p text:style-name="P1842"><text:tab/><text:tab/>variable N number;</text:p>
      <text:p text:style-name="P1843">step2:</text:p>
      <text:p text:style-name="P1844"><text:tab/>execute the procedure<text:s/></text:p>
      <text:p text:style-name="P1845"><text:tab/>ex:</text:p>
      <text:p text:style-name="P1846"><text:tab/><text:tab/>exec <text:s/>ret_sum(10,20,:N);</text:p>
      <text:p text:style-name="P1847">step3:</text:p>
      <text:p text:style-name="P1848"><text:tab/>print the bind variable<text:s/></text:p>
      <text:p text:style-name="P1849"><text:tab/>ex:</text:p>
      <text:p text:style-name="P1850"><text:tab/><text:tab/>print<text:s/>N;</text:p>
      <text:p text:style-name="P1851"/>
      <text:p text:style-name="P1852"/>
      <text:p text:style-name="P1853">3) IN OUT parameter</text:p>
      <text:p text:style-name="P1854">------------------</text:p>
      <text:p text:style-name="P1855">It is used to accept the values from the user and it will return the values to the user.</text:p>
      <text:p text:style-name="P1856"/>
      <text:p text:style-name="P1857">Q)Write a PL/SQL procedure to perform square of a given number?</text:p>
      <text:p text:style-name="P1858"/>
      <text:p text:style-name="P1859"><text:tab/>create or replace procedure square(A IN OUT number)</text:p>
      <text:p text:style-name="P1860"><text:tab/>is</text:p>
      <text:p text:style-name="P1861"><text:tab/>begin</text:p>
      <text:p text:style-name="P1862"><text:tab/>A:=A*A;</text:p>
      <text:p text:style-name="P1863"><text:tab/>END;</text:p>
      <text:p text:style-name="P1864"><text:tab/>/</text:p>
      <text:p text:style-name="P1865"/>
      <text:p text:style-name="P1866">Steps to invoke a procedure having IN OUT parameter</text:p>
      <text:p text:style-name="P1867">----------------------------------------------------</text:p>
      <text:p text:style-name="P1868">step1:</text:p>
      <text:p text:style-name="P1869"><text:tab/>declare a bind variable</text:p>
      <text:p text:style-name="P1870"><text:tab/>ex:</text:p>
      <text:p text:style-name="P1871"><text:tab/><text:tab/>variable N number;</text:p>
      <text:p text:style-name="P1872">step2:</text:p>
      <text:p text:style-name="P1873"><text:tab/>Initialize the bind variable<text:s/></text:p>
      <text:p text:style-name="P1874"><text:tab/>ex:</text:p>
      <text:p text:style-name="P1875"><text:tab/><text:tab/>BEGIN</text:p>
      <text:p text:style-name="P1876"><text:tab/><text:tab/>:N:=5;</text:p>
      <text:p text:style-name="P1877"><text:tab/><text:tab/>END;</text:p>
      <text:p text:style-name="P1878"><text:tab/><text:tab/>/</text:p>
      <text:p text:style-name="P1879">step3:</text:p>
      <text:p text:style-name="P1880"><text:tab/>execute the procedure.</text:p>
      <text:soft-page-break/>
      <text:p text:style-name="P1881"><text:tab/>ex:</text:p>
      <text:p text:style-name="P1882"><text:tab/><text:tab/>exec <text:s/>square(:N);</text:p>
      <text:p text:style-name="P1883"/>
      <text:p text:style-name="P1884">step4:</text:p>
      <text:p text:style-name="P1885"><text:tab/>print the bind variable.<text:s/></text:p>
      <text:p text:style-name="P1886"><text:tab/>ex:</text:p>
      <text:p text:style-name="P1887"><text:tab/><text:tab/>print N;</text:p>
      <text:p text:style-name="P1888"/>
      <text:p text:style-name="P1889">Note:</text:p>
      <text:p text:style-name="P1890">-----</text:p>
      <text:p text:style-name="P1891"><text:tab/>DML operations are allowed in procedures.</text:p>
      <text:p text:style-name="P1892"/>
      <text:p text:style-name="P1893"/>
      <text:p text:style-name="P1894">Q)Write a procedure to delete student record based on student number?</text:p>
      <text:p text:style-name="P1895"/>
      <text:p text:style-name="P1896"><text:tab/>create or replace procedure delete_record(L_Sno IN student.sno%TYPE)</text:p>
      <text:p text:style-name="P1897"><text:tab/>is</text:p>
      <text:p text:style-name="P1898"><text:tab/>begin</text:p>
      <text:p text:style-name="P1899"><text:tab/>delete from student where sno=L_Sno;</text:p>
      <text:p text:style-name="P1900"><text:tab/>DBMS_OUTPUT.PUT_LINE('Record is Deleted');</text:p>
      <text:p text:style-name="P1901"><text:tab/>END;</text:p>
      <text:p text:style-name="P1902"><text:tab/>/<text:tab/></text:p>
      <text:p text:style-name="P1903"/>
      <text:p text:style-name="P1904">We can invoke above procedure as follow.</text:p>
      <text:p text:style-name="P1905">ex:</text:p>
      <text:p text:style-name="P1906"><text:tab/>SQL&gt;exec <text:s/>delete_record(103);</text:p>
      <text:p text:style-name="P1907"/>
      <text:p text:style-name="P1908"/>
      <text:p text:style-name="P1909"/>
      <text:p text:style-name="P1910">Q)Write a query to see the list of procedures present in database?</text:p>
      <text:p text:style-name="P1911"/>
      <text:p text:style-name="P1912"><text:tab/>select object_name from user_objects where object_type='PROCEDURE';</text:p>
      <text:p text:style-name="P1913"/>
      <text:p text:style-name="P1914">Q)Write a query to see the source code of a procedure?</text:p>
      <text:p text:style-name="P1915"/>
      <text:p text:style-name="P1916"><text:tab/>select text from user_source where name='P1';</text:p>
      <text:p text:style-name="P1917"/>
      <text:p text:style-name="P1918">Q)Write a query to drop the procedure?</text:p>
      <text:p text:style-name="P1919"><text:tab/></text:p>
      <text:p text:style-name="P1920"><text:tab/>drop procedure p1;</text:p>
      <text:p text:style-name="P1921"><text:tab/>drop procedure sum;</text:p>
      <text:p text:style-name="P1922"><text:tab/>drop procedure ret_sum;</text:p>
      <text:p text:style-name="P1923"><text:tab/></text:p>
      <text:p text:style-name="P1924"/>
      <text:p text:style-name="P1925"/>
      <text:p text:style-name="P1926"/>
      <text:p text:style-name="P1927">Functions</text:p>
      <text:p text:style-name="P1928">==========</text:p>
      <text:p text:style-name="P1929">A function is a PL/SQL block which must and should returns a value.</text:p>
      <text:p text:style-name="P1930"/>
      <text:p text:style-name="P1931">syntax:</text:p>
      <text:p text:style-name="P1932"><text:tab/>create or replace function &lt;function_name&gt;<text:s/></text:p>
      <text:p text:style-name="P1933"><text:tab/>return datatype</text:p>
      <text:p text:style-name="P1934"><text:tab/>is</text:p>
      <text:soft-page-break/>
      <text:p text:style-name="P1935"><text:tab/>begin</text:p>
      <text:p text:style-name="P1936"><text:tab/>-</text:p>
      <text:p text:style-name="P1937"><text:tab/>-</text:p>
      <text:p text:style-name="P1938"><text:tab/>-</text:p>
      <text:p text:style-name="P1939"><text:tab/>END;</text:p>
      <text:p text:style-name="P1940"><text:tab/>/</text:p>
      <text:p text:style-name="P1941"/>
      <text:p text:style-name="P1942"/>
      <text:p text:style-name="P1943">Q)Write a function to perform sum of two numbers and return sum?</text:p>
      <text:p text:style-name="P1944"/>
      <text:p text:style-name="P1945"><text:tab/>create or replace function f1(A number,B number)</text:p>
      <text:p text:style-name="P1946"><text:tab/>return number</text:p>
      <text:p text:style-name="P1947"><text:tab/>is</text:p>
      <text:p text:style-name="P1948"><text:tab/>C number;</text:p>
      <text:p text:style-name="P1949"><text:tab/>begin</text:p>
      <text:p text:style-name="P1950"><text:tab/>C:=A+B;</text:p>
      <text:p text:style-name="P1951"><text:tab/>return C;</text:p>
      <text:p text:style-name="P1952"><text:tab/>END;</text:p>
      <text:p text:style-name="P1953"><text:tab/>/</text:p>
      <text:p text:style-name="P1954"/>
      <text:p text:style-name="P1955">We can invoke above function as follow.</text:p>
      <text:p text:style-name="P1956">ex:</text:p>
      <text:p text:style-name="P1957"><text:tab/>select <text:s/>f1(10,30) from dual;</text:p>
      <text:p text:style-name="P1958"/>
      <text:p text:style-name="P1959"/>
      <text:p text:style-name="P1960">Q)Write a function to find out 10% of TDS ?<text:s/></text:p>
      <text:p text:style-name="P1961"/>
      <text:p text:style-name="P1962"><text:tab/>create or replace function f2(sal <text:s/>emp.esal%TYPE)</text:p>
      <text:p text:style-name="P1963"><text:tab/>return number</text:p>
      <text:p text:style-name="P1964"><text:tab/>is</text:p>
      <text:p text:style-name="P1965"><text:tab/>L_TAX number;</text:p>
      <text:p text:style-name="P1966"><text:tab/>begin</text:p>
      <text:p text:style-name="P1967"><text:tab/>L_TAX:=sal*10/100;</text:p>
      <text:p text:style-name="P1968"><text:tab/>return L_TAX;</text:p>
      <text:p text:style-name="P1969"><text:tab/>END;</text:p>
      <text:p text:style-name="P1970"><text:tab/>/</text:p>
      <text:p text:style-name="P1971"/>
      <text:p text:style-name="P1972">We can invoke above function as follow</text:p>
      <text:p text:style-name="P1973">ex:</text:p>
      <text:p text:style-name="P1974"><text:tab/>select f2(25000) from dual;</text:p>
      <text:p text:style-name="P1975"><text:tab/>select eid,ename,esal,f2(esal) from emp;</text:p>
      <text:p text:style-name="P1976"><text:tab/>select eid,ename,esal,f2(esal) as TDS from emp;</text:p>
      <text:p text:style-name="P1977"/>
      <text:p text:style-name="P1978">Note:</text:p>
      <text:p text:style-name="P1979">-----</text:p>
      <text:p text:style-name="P1980"><text:tab/>DML operations are not allowed in functions.</text:p>
      <text:p text:style-name="P1981"/>
      <text:p text:style-name="P1982"/>
      <text:p text:style-name="P1983">Q)Write a query to see the list of functions present in database?</text:p>
      <text:p text:style-name="P1984"/>
      <text:p text:style-name="P1985"><text:tab/>select object_name from user_objects where object_type='FUNCTION';</text:p>
      <text:p text:style-name="P1986"/>
      <text:p text:style-name="P1987">Q)Write a query to see the source code of a function?</text:p>
      <text:p text:style-name="P1988"/>
      <text:p text:style-name="P1989"><text:tab/>select text from user_source where name='f2';</text:p>
      <text:p text:style-name="P1990"/>
      <text:p text:style-name="P1991">Q)Write a query to drop the function?</text:p>
      <text:p text:style-name="P1992"><text:tab/></text:p>
      <text:p text:style-name="P1993"><text:tab/>drop function f1;</text:p>
      <text:p text:style-name="P1994"><text:tab/>drop function f2;</text:p>
      <text:p text:style-name="P1995"><text:tab/></text:p>
      <text:p text:style-name="P1996">Q)What is the difference between procedures and functions?</text:p>
      <text:p text:style-name="P1997"/>
      <text:p text:style-name="P1998">Procedures<text:tab/><text:tab/><text:tab/><text:tab/>Functions</text:p>
      <text:p text:style-name="P1999">-----------<text:tab/><text:tab/><text:tab/><text:tab/>----------</text:p>
      <text:p text:style-name="P2000">A procedure may or may not returns a<text:s/><text:tab/>A function always returns a value.</text:p>
      <text:p text:style-name="P2001">value.</text:p>
      <text:p text:style-name="P2002"/>
      <text:p text:style-name="P2003">DML operations are allowed.<text:tab/><text:tab/>DML operations are not allowed.</text:p>
      <text:p text:style-name="P2004"/>
      <text:p text:style-name="P2005">Can't be invoke by using select<text:s/><text:tab/>Can be invoke by using select command.</text:p>
      <text:p text:style-name="P2006">command.</text:p>
      <text:p text:style-name="P2007"/>
      <text:p text:style-name="P2008"/>
      <text:p text:style-name="P2009">Packages</text:p>
      <text:p text:style-name="P2010">========</text:p>
      <text:p text:style-name="P2011">A package is a collection of logical related sub programs.</text:p>
      <text:p text:style-name="P2012"/>
      <text:p text:style-name="P2013">In PL/SQL , procedures and functions are called logical related sub programs.</text:p>
      <text:p text:style-name="P2014"/>
      <text:p text:style-name="P2015">In general, a package is a collection of procedures and functions.</text:p>
      <text:p text:style-name="P2016"/>
      <text:p text:style-name="P2017">A package declaration classified into two types.</text:p>
      <text:p text:style-name="P2018"/>
      <text:p text:style-name="P2019">1) package specification<text:s/></text:p>
      <text:p text:style-name="P2020">----------------------</text:p>
      <text:p text:style-name="P2021"><text:tab/>It contains declaration of logical related sub programs.</text:p>
      <text:p text:style-name="P2022"/>
      <text:p text:style-name="P2023">2) package body</text:p>
      <text:p text:style-name="P2024">-------------</text:p>
      <text:p text:style-name="P2025"><text:tab/>It contains definition of logical related sub programs.</text:p>
      <text:p text:style-name="P2026"/>
      <text:p text:style-name="P2027"/>
      <text:p text:style-name="P2028">ex:1</text:p>
      <text:p text:style-name="P2029">-----</text:p>
      <text:p text:style-name="P2030">package specification</text:p>
      <text:p text:style-name="P2031">-------------------</text:p>
      <text:p text:style-name="P2032">create<text:s/>or replace package pkg1</text:p>
      <text:p text:style-name="P2033">as</text:p>
      <text:p text:style-name="P2034">procedure p1(A IN number,B IN number);</text:p>
      <text:p text:style-name="P2035">END PKG1;</text:p>
      <text:p text:style-name="P2036">/</text:p>
      <text:p text:style-name="P2037"/>
      <text:p text:style-name="P2038">package body</text:p>
      <text:p text:style-name="P2039">---------</text:p>
      <text:p text:style-name="P2040">create or replace package body pkg1</text:p>
      <text:p text:style-name="P2041">as<text:s/></text:p>
      <text:p text:style-name="P2042">procedure p1(A IN number,B IN number)</text:p>
      <text:soft-page-break/>
      <text:p text:style-name="P2043">is</text:p>
      <text:p text:style-name="P2044">C number;</text:p>
      <text:p text:style-name="P2045">begin</text:p>
      <text:p text:style-name="P2046">C:=A+B;</text:p>
      <text:p text:style-name="P2047">DBMS_OUTPUT.PUT_LINE('sum of two<text:s/>numbers is ='||C);</text:p>
      <text:p text:style-name="P2048">END;</text:p>
      <text:p text:style-name="P2049">END PKG1;</text:p>
      <text:p text:style-name="P2050">/</text:p>
      <text:p text:style-name="P2051"/>
      <text:p text:style-name="P2052">Above procedure we can invoke by using below command.</text:p>
      <text:p text:style-name="P2053">ex:</text:p>
      <text:p text:style-name="P2054"><text:tab/>SQL&gt; exec <text:s/>pkg1.p1(40,50);</text:p>
      <text:p text:style-name="P2055"/>
      <text:p text:style-name="P2056"/>
      <text:p text:style-name="P2057"/>
      <text:p text:style-name="P2058">ex:2</text:p>
      <text:p text:style-name="P2059">----</text:p>
      <text:p text:style-name="P2060">package specification</text:p>
      <text:p text:style-name="P2061">---------------------</text:p>
      <text:p text:style-name="P2062">create or replace package pkg2</text:p>
      <text:p text:style-name="P2063">as</text:p>
      <text:p text:style-name="P2064">function <text:s/>f1(A number,B number)</text:p>
      <text:p text:style-name="P2065">return number;</text:p>
      <text:p text:style-name="P2066">end pkg2;</text:p>
      <text:p text:style-name="P2067">/</text:p>
      <text:p text:style-name="P2068"/>
      <text:p text:style-name="P2069">package body</text:p>
      <text:p text:style-name="P2070">----------</text:p>
      <text:p text:style-name="P2071">create or replace package body pkg2</text:p>
      <text:p text:style-name="P2072">as<text:s/></text:p>
      <text:p text:style-name="P2073">function <text:s/>f1(A number,B number)</text:p>
      <text:p text:style-name="P2074">return number</text:p>
      <text:p text:style-name="P2075">is</text:p>
      <text:p text:style-name="P2076">C number;</text:p>
      <text:p text:style-name="P2077">begin</text:p>
      <text:p text:style-name="P2078">C:=A+B;</text:p>
      <text:p text:style-name="P2079">return C;</text:p>
      <text:p text:style-name="P2080">END;</text:p>
      <text:p text:style-name="P2081">END pkg2;</text:p>
      <text:p text:style-name="P2082">/</text:p>
      <text:p text:style-name="P2083">We can invoke above function by using<text:s/>below command.</text:p>
      <text:p text:style-name="P2084">ex:</text:p>
      <text:p text:style-name="P2085"><text:tab/>select <text:s/>pkg2.f1(10,20) from dual;</text:p>
      <text:p text:style-name="P2086"/>
      <text:p text:style-name="P2087"/>
      <text:p text:style-name="P2088">Q)Write a query to see the list of packages present in database?</text:p>
      <text:p text:style-name="P2089"/>
      <text:p text:style-name="P2090"><text:tab/>select object_name from user_objects where object_type='PACKAGE';</text:p>
      <text:p text:style-name="P2091"/>
      <text:p text:style-name="P2092">Q)Write a query to see the source code of a package?</text:p>
      <text:p text:style-name="P2093"/>
      <text:p text:style-name="P2094"><text:tab/>select text from user_source where name='PKG1';</text:p>
      <text:p text:style-name="P2095"/>
      <text:p text:style-name="P2096">Q)Write a query to drop the package?</text:p>
      <text:p text:style-name="P2097"><text:tab/></text:p>
      <text:soft-page-break/>
      <text:p text:style-name="P2098"><text:tab/>drop package body pkg1;</text:p>
      <text:p text:style-name="P2099"><text:tab/>drop package pkg1;</text:p>
      <text:p text:style-name="P2100"><text:tab/>drop package body pkg2;</text:p>
      <text:p text:style-name="P2101"><text:tab/>drop package pkg2;</text:p>
      <text:p text:style-name="P2102"/>
      <text:p text:style-name="P2103">Triggers</text:p>
      <text:p text:style-name="P2104">===========</text:p>
      <text:p text:style-name="P2105">Trigger is a PL/SQL block which is executed based on event.</text:p>
      <text:p text:style-name="P2106"/>
      <text:p text:style-name="P2107">Trigger events are update,insert and delete.</text:p>
      <text:p text:style-name="P2108"/>
      <text:p text:style-name="P2109">Trigger timmings are before, after and insteadof.</text:p>
      <text:p text:style-name="P2110"/>
      <text:p text:style-name="P2111">syntax:</text:p>
      <text:p text:style-name="P2112"><text:tab/>create or replace trigger &lt;trigger_name&gt; &lt;timming&gt; &lt;event&gt; on &lt;object&gt;</text:p>
      <text:p text:style-name="P2113"><text:tab/>is</text:p>
      <text:p text:style-name="P2114"><text:tab/>begin</text:p>
      <text:p text:style-name="P2115"><text:tab/>-</text:p>
      <text:p text:style-name="P2116"><text:tab/>-</text:p>
      <text:p text:style-name="P2117"><text:tab/>-<text:tab/></text:p>
      <text:p text:style-name="P2118"><text:tab/>end;</text:p>
      <text:p text:style-name="P2119"><text:tab/>/</text:p>
      <text:p text:style-name="P2120"/>
      <text:p text:style-name="P2121">ex:</text:p>
      <text:p text:style-name="P2122"><text:tab/>create or<text:s/>replace trigger trg1 before insert on student</text:p>
      <text:p text:style-name="P2123"><text:tab/>begin</text:p>
      <text:p text:style-name="P2124"><text:tab/>DBMS_OUTPUT.PUT_LINE('Thank you so much');</text:p>
      <text:p text:style-name="P2125"><text:tab/>END;</text:p>
      <text:p text:style-name="P2126"><text:tab/>/<text:s/></text:p>
      <text:p text:style-name="P2127"/>
      <text:p text:style-name="P2128"><text:tab/>select * from student;</text:p>
      <text:p text:style-name="P2129"/>
      <text:p text:style-name="P2130"><text:tab/>insert into student values(103,'ramana','vizag'); // here trigger will occur</text:p>
      <text:p text:style-name="P2131"/>
      <text:p text:style-name="P2132"/>
      <text:p text:style-name="P2133">We have two types of triggers.</text:p>
      <text:p text:style-name="P2134"/>
      <text:p text:style-name="P2135">1)Statement level trigger</text:p>
      <text:p text:style-name="P2136"/>
      <text:p text:style-name="P2137">2)Row level trigger<text:s/></text:p>
      <text:p text:style-name="P2138"/>
      <text:p text:style-name="P2139">1)Statement level trigger</text:p>
      <text:p text:style-name="P2140">-----------------------</text:p>
      <text:p text:style-name="P2141">Trigger will execute only for one time irrespective of number of records effected in a database table.</text:p>
      <text:p text:style-name="P2142"/>
      <text:p text:style-name="P2143">Bydefault every trigger is a statement level trigger.</text:p>
      <text:p text:style-name="P2144"/>
      <text:p text:style-name="P2145">ex:</text:p>
      <text:p text:style-name="P2146"><text:tab/>create or replace trigger trg2 after delete on student</text:p>
      <text:p text:style-name="P2147"><text:tab/>begin</text:p>
      <text:p text:style-name="P2148"><text:tab/>DBMS_OUTPUT.PUT_LINE('Thanks for deleting');</text:p>
      <text:p text:style-name="P2149"><text:tab/>END;</text:p>
      <text:soft-page-break/>
      <text:p text:style-name="P2150"><text:tab/>/</text:p>
      <text:p text:style-name="P2151"/>
      <text:p text:style-name="P2152"><text:tab/>delete from student; // here trigger will occur<text:s/></text:p>
      <text:p text:style-name="P2153"/>
      <text:p text:style-name="P2154">2)Row level trigger<text:s/></text:p>
      <text:p text:style-name="P2155">----------------------</text:p>
      <text:p text:style-name="P2156">ROW level trigger will execute based on number of records effecting a database table.</text:p>
      <text:p text:style-name="P2157"/>
      <text:p text:style-name="P2158">To create row level trigger we need to use "FOR EACH ROW" clause.</text:p>
      <text:p text:style-name="P2159"/>
      <text:p text:style-name="P2160">ex:</text:p>
      <text:p text:style-name="P2161"><text:tab/>create or replace trigger trg3 after delete on emp FOR EACH ROW</text:p>
      <text:p text:style-name="P2162"><text:tab/>begin</text:p>
      <text:p text:style-name="P2163"><text:tab/>DBMS_OUTPUT.PUT_LINE('Yahoo! Deleted');</text:p>
      <text:p text:style-name="P2164"><text:tab/>END;</text:p>
      <text:p text:style-name="P2165"><text:tab/>/</text:p>
      <text:p text:style-name="P2166"/>
      <text:p text:style-name="P2167"><text:tab/>delete from emp; // here trigger will occur .</text:p>
      <text:p text:style-name="P2168"/>
      <text:p text:style-name="P2169"/>
      <text:p text:style-name="P2170">Q)Write a query to see the list of triggers present in database?</text:p>
      <text:p text:style-name="P2171"/>
      <text:p text:style-name="P2172"><text:tab/>select object_name from user_objects where object_type='TRIGGER';</text:p>
      <text:p text:style-name="P2173"/>
      <text:p text:style-name="P2174">Q)Write a query to see the source code of a<text:s/>trigger?</text:p>
      <text:p text:style-name="P2175"/>
      <text:p text:style-name="P2176"><text:tab/>select text from user_source where name='TRG1';</text:p>
      <text:p text:style-name="P2177"/>
      <text:p text:style-name="P2178">Q)Write a query to drop the trigger?</text:p>
      <text:p text:style-name="P2179"><text:tab/></text:p>
      <text:p text:style-name="P2180"><text:tab/>drop trigger trg1;</text:p>
      <text:p text:style-name="P2181"><text:tab/>drop trigger trg2;</text:p>
      <text:p text:style-name="P2182"><text:tab/>drop trigger trg3;</text:p>
      <text:p text:style-name="P2183"/>
      <text:p text:style-name="P2184"/>
      <text:p text:style-name="P2185"/>
      <text:p text:style-name="P2186"/>
      <text:p text:style-name="P2187"/>
      <text:p text:style-name="P2188"/>
      <text:p text:style-name="P2189"/>
      <text:p text:style-name="P2190"/>
      <text:p text:style-name="P2191"/>
      <text:p text:style-name="P2192"/>
      <text:p text:style-name="P2193"/>
      <text:p text:style-name="P2194"/>
      <text:p text:style-name="P2195"/>
      <text:p text:style-name="P2196"/>
      <text:p text:style-name="P2197"/>
      <text:p text:style-name="P2198"/>
      <text:p text:style-name="P2199"/>
      <text:p text:style-name="P2200"/>
      <text:p text:style-name="P2201"/>
      <text:p text:style-name="P2202"/>
      <text:p text:style-name="P2203"/>
      <text:p text:style-name="P2204"/>
      <text:p text:style-name="P2205"/>
      <text:p text:style-name="P2206"/>
      <text:p text:style-name="P2207"><text:tab/></text:p>
      <text:p text:style-name="P2208"/>
      <text:p text:style-name="P2209"/>
      <text:p text:style-name="P2210"/>
      <text:p text:style-name="P2211"/>
      <text:p text:style-name="P2212"/>
      <text:p text:style-name="P2213"/>
      <text:p text:style-name="P2214"/>
      <text:p text:style-name="P2215"/>
      <text:p text:style-name="P2216"/>
      <text:p text:style-name="P2217"/>
      <text:p text:style-name="P2218"/>
      <text:p text:style-name="P2219"/>
      <text:p text:style-name="P2220"/>
      <text:p text:style-name="P2221"/>
      <text:p text:style-name="P2222"/>
      <text:p text:style-name="P2223"/>
      <text:p text:style-name="P2224"/>
      <text:p text:style-name="P2225"/>
      <text:p text:style-name="P2226"/>
      <text:p text:style-name="P2227"/>
      <text:p text:style-name="P2228"/>
      <text:p text:style-name="P2229"/>
      <text:p text:style-name="P2230"/>
      <text:p text:style-name="P2231"/>
      <text:p text:style-name="P2232"/>
      <text:p text:style-name="P2233"/>
      <text:p text:style-name="P2234"/>
      <text:p text:style-name="P2235"/>
      <text:p text:style-name="P2236"/>
      <text:p text:style-name="P2237"/>
      <text:p text:style-name="P2238"/>
      <text:p text:style-name="P2239"/>
      <text:p text:style-name="P2240"/>
      <text:p text:style-name="P2241"/>
      <text:p text:style-name="P2242"/>
      <text:p text:style-name="P2243"/>
      <text:p text:style-name="P2244"/>
      <text:p text:style-name="P2245"/>
      <text:p text:style-name="P2246"/>
      <text:p text:style-name="P2247"/>
      <text:p text:style-name="P2248"/>
      <text:p text:style-name="P2249"/>
      <text:p text:style-name="P2250"/>
      <text:p text:style-name="P2251"/>
      <text:p text:style-name="P2252"/>
      <text:p text:style-name="P2253"/>
      <text:p text:style-name="P2254"/>
      <text:p text:style-name="P2255"/>
      <text:p text:style-name="P2256"/>
      <text:p text:style-name="P2257"/>
      <text:p text:style-name="P2258"/>
      <text:p text:style-name="P2259"/>
      <text:p text:style-name="P2260"/>
      <text:p text:style-name="P2261"/>
      <text:p text:style-name="P2262"/>
      <text:p text:style-name="P2263"/>
      <text:p text:style-name="P2264"/>
      <text:p text:style-name="P2265"/>
      <text:p text:style-name="P2266"/>
      <text:p text:style-name="P2267"/>
      <text:p text:style-name="P2268"/>
      <text:p text:style-name="P2269"/>
      <text:p text:style-name="P2270"/>
      <text:p text:style-name="P2271"/>
      <text:p text:style-name="P2272"/>
      <text:p text:style-name="P2273"/>
      <text:p text:style-name="P2274"/>
      <text:p text:style-name="P2275"/>
      <text:p text:style-name="P2276"/>
      <text:p text:style-name="P2277"/>
      <text:p text:style-name="P2278"/>
      <text:p text:style-name="P2279"/>
      <text:p text:style-name="P2280"/>
      <text:p text:style-name="P2281"/>
      <text:p text:style-name="P2282"/>
      <text:p text:style-name="P2283"/>
      <text:p text:style-name="P2284"/>
      <text:p text:style-name="P2285"/>
      <text:p text:style-name="P2286"/>
      <text:p text:style-name="P2287"/>
      <text:p text:style-name="P2288"/>
      <text:p text:style-name="P2289"/>
      <text:p text:style-name="P2290"/>
      <text:p text:style-name="P2291"/>
      <text:p text:style-name="P2292"/>
      <text:p text:style-name="P2293"/>
      <text:p text:style-name="P2294"/>
      <text:p text:style-name="P2295"/>
      <text:p text:style-name="P2296"/>
      <text:p text:style-name="P2297"/>
      <text:p text:style-name="P2298"/>
      <text:p text:style-name="P2299"/>
      <text:p text:style-name="P2300"/>
      <text:p text:style-name="P2301"/>
      <text:p text:style-name="P2302"/>
      <text:p text:style-name="P2303"/>
      <text:p text:style-name="P2304"/>
      <text:p text:style-name="P2305"/>
      <text:p text:style-name="P2306"/>
      <text:p text:style-name="P2307"/>
      <text:p text:style-name="P2308"/>
      <text:p text:style-name="P2309"/>
      <text:p text:style-name="P2310"/>
      <text:p text:style-name="P2311"/>
      <text:p text:style-name="P2312"/>
      <text:p text:style-name="P2313"/>
      <text:p text:style-name="P2314"/>
      <text:p text:style-name="P2315"/>
      <text:p text:style-name="P2316"/>
      <text:p text:style-name="P2317"/>
      <text:p text:style-name="P2318"/>
      <text:p text:style-name="P2319"/>
      <text:p text:style-name="P2320"/>
      <text:p text:style-name="P2321"/>
      <text:p text:style-name="P2322"/>
      <text:p text:style-name="P2323"/>
      <text:p text:style-name="P2324"/>
      <text:p text:style-name="P2325"/>
      <text:p text:style-name="P2326"/>
      <text:p text:style-name="P2327"/>
      <text:p text:style-name="P2328"/>
      <text:p text:style-name="P2329"/>
      <text:p text:style-name="P2330"/>
      <text:p text:style-name="P2331"/>
      <text:p text:style-name="P2332"/>
      <text:p text:style-name="P2333"/>
      <text:p text:style-name="P2334"/>
      <text:p text:style-name="P2335"/>
      <text:p text:style-name="P2336"/>
      <text:p text:style-name="P2337"/>
      <text:p text:style-name="P2338"/>
      <text:p text:style-name="P2339"/>
      <text:p text:style-name="P2340"/>
      <text:p text:style-name="P2341"/>
      <text:p text:style-name="P2342"/>
      <text:p text:style-name="P2343"/>
      <text:p text:style-name="P2344"/>
      <text:p text:style-name="P2345"/>
      <text:p text:style-name="P2346"/>
      <text:p text:style-name="P2347"/>
      <text:p text:style-name="P2348"/>
      <text:p text:style-name="P2349"/>
      <text:p text:style-name="P2350"/>
      <text:p text:style-name="P2351"/>
      <text:p text:style-name="P2352"/>
      <text:p text:style-name="P2353"/>
      <text:p text:style-name="P2354"/>
      <text:p text:style-name="P2355"><text:tab/></text:p>
      <text:p text:style-name="P2356"/>
      <text:p text:style-name="P2357"/>
      <text:p text:style-name="P2358"/>
      <text:p text:style-name="P2359"/>
      <text:p text:style-name="P2360"/>
      <text:p text:style-name="P2361"/>
      <text:p text:style-name="P2362"/>
      <text:p text:style-name="P2363"/>
      <text:p text:style-name="P2364"/>
      <text:p text:style-name="P2365"/>
      <text:p text:style-name="P2366"/>
      <text:p text:style-name="P2367"/>
      <text:p text:style-name="P2368"/>
      <text:p text:style-name="P2369"/>
      <text:p text:style-name="P2370"/>
      <text:p text:style-name="P2371"/>
      <text:p text:style-name="P2372"/>
      <text:p text:style-name="P2373"/>
      <text:p text:style-name="P2374"/>
      <text:p text:style-name="P2375"/>
      <text:p text:style-name="P2376"><text:s/></text:p>
      <text:p text:style-name="P2377"/>
      <text:p text:style-name="P2378"/>
      <text:p text:style-name="P2379"/>
      <text:p text:style-name="P2380"/>
      <text:p text:style-name="P2381"/>
      <text:p text:style-name="P2382"/>
      <text:p text:style-name="P2383"/>
      <text:p text:style-name="P2384"/>
      <text:p text:style-name="P2385"/>
      <text:p text:style-name="P2386"/>
      <text:p text:style-name="P2387"/>
      <text:p text:style-name="P2388"/>
      <text:p text:style-name="P2389"/>
      <text:p text:style-name="P2390"/>
      <text:p text:style-name="P2391"/>
      <text:p text:style-name="P2392"/>
      <text:p text:style-name="P2393"/>
      <text:p text:style-name="P2394"/>
      <text:p text:style-name="P2395"/>
      <text:p text:style-name="P2396"/>
      <text:p text:style-name="P2397"/>
      <text:p text:style-name="P2398"/>
      <text:p text:style-name="P2399"/>
      <text:p text:style-name="P2400"/>
      <text:p text:style-name="P2401"/>
      <text:p text:style-name="P2402"/>
      <text:p text:style-name="P2403"/>
      <text:p text:style-name="P2404"/>
      <text:p text:style-name="P2405"/>
      <text:p text:style-name="P2406"/>
      <text:p text:style-name="P2407"/>
      <text:p text:style-name="P2408"/>
      <text:p text:style-name="P2409"/>
      <text:p text:style-name="P2410"/>
      <text:p text:style-name="P2411"/>
      <text:p text:style-name="P2412"/>
      <text:p text:style-name="P2413"/>
      <text:p text:style-name="P2414"/>
      <text:p text:style-name="P2415"/>
      <text:p text:style-name="P2416"/>
      <text:p text:style-name="P2417"/>
      <text:p text:style-name="P2418"/>
      <text:p text:style-name="P2419"/>
      <text:p text:style-name="P2420"/>
      <text:p text:style-name="P2421"/>
      <text:p text:style-name="P2422"/>
      <text:p text:style-name="P2423"/>
      <text:p text:style-name="P2424"/>
      <text:p text:style-name="P2425"/>
      <text:p text:style-name="P2426"/>
      <text:p text:style-name="P2427"/>
      <text:p text:style-name="P2428"/>
      <text:p text:style-name="P2429"/>
      <text:p text:style-name="P2430"/>
      <text:p text:style-name="P2431"/>
      <text:p text:style-name="P2432"/>
      <text:p text:style-name="P2433"/>
      <text:p text:style-name="P2434"/>
      <text:p text:style-name="P2435"/>
      <text:p text:style-name="P2436"/>
      <text:p text:style-name="P2437"/>
      <text:p text:style-name="P2438"/>
      <text:p text:style-name="P2439"/>
      <text:p text:style-name="P2440"/>
      <text:p text:style-name="P2441"/>
      <text:p text:style-name="P2442"/>
      <text:p text:style-name="P2443"/>
      <text:p text:style-name="P2444"/>
      <text:p text:style-name="P2445"/>
      <text:p text:style-name="P2446"/>
      <text:p text:style-name="P2447"/>
      <text:p text:style-name="P2448"/>
      <text:p text:style-name="P2449"/>
      <text:p text:style-name="P2450"/>
      <text:p text:style-name="P2451"/>
      <text:p text:style-name="P2452"/>
      <text:p text:style-name="P2453"/>
      <text:p text:style-name="P2454"/>
      <text:p text:style-name="P2455"/>
      <text:p text:style-name="P2456"/>
      <text:p text:style-name="P2457"/>
      <text:p text:style-name="P2458"/>
      <text:p text:style-name="P2459"/>
      <text:p text:style-name="P2460"/>
      <text:p text:style-name="P2461"/>
      <text:p text:style-name="P2462"/>
      <text:p text:style-name="P2463"/>
      <text:p text:style-name="P2464"/>
      <text:p text:style-name="P2465"/>
      <text:p text:style-name="P2466"/>
      <text:p text:style-name="P2467"/>
      <text:p text:style-name="P2468"/>
      <text:p text:style-name="P2469"/>
      <text:p text:style-name="P2470"/>
      <text:p text:style-name="P2471"/>
      <text:p text:style-name="P2472"/>
      <text:p text:style-name="P2473"/>
      <text:p text:style-name="P2474"/>
      <text:p text:style-name="P2475"/>
      <text:p text:style-name="P2476"/>
      <text:p text:style-name="P2477"/>
      <text:p text:style-name="P2478"/>
      <text:p text:style-name="P2479"/>
      <text:p text:style-name="P2480"/>
      <text:p text:style-name="P2481"/>
      <text:p text:style-name="P2482"/>
      <text:p text:style-name="P2483"/>
      <text:p text:style-name="P2484"/>
      <text:p text:style-name="P2485"/>
      <text:p text:style-name="P2486"/>
      <text:p text:style-name="P2487"/>
      <text:p text:style-name="P2488"/>
      <text:p text:style-name="P2489"/>
      <text:p text:style-name="P2490"/>
      <text:p text:style-name="P2491"/>
      <text:p text:style-name="P2492"/>
      <text:p text:style-name="P2493"/>
      <text:p text:style-name="P2494"/>
      <text:p text:style-name="P2495"/>
      <text:p text:style-name="P2496"/>
      <text:p text:style-name="P2497"/>
      <text:p text:style-name="P2498"/>
      <text:p text:style-name="P2499"/>
      <text:p text:style-name="P2500"/>
      <text:p text:style-name="P2501"/>
      <text:p text:style-name="P2502"/>
      <text:p text:style-name="P2503"/>
      <text:p text:style-name="P2504"/>
      <text:p text:style-name="P2505"/>
      <text:p text:style-name="P2506"/>
      <text:p text:style-name="P2507"/>
      <text:p text:style-name="P2508"/>
      <text:p text:style-name="P2509"/>
      <text:p text:style-name="P2510"/>
      <text:p text:style-name="P2511"/>
      <text:p text:style-name="P2512"/>
      <text:p text:style-name="P2513"/>
      <text:p text:style-name="P2514"/>
      <text:p text:style-name="P2515"/>
      <text:p text:style-name="P2516"/>
      <text:p text:style-name="P2517"/>
      <text:p text:style-name="P2518"/>
      <text:p text:style-name="P2519"/>
      <text:p text:style-name="P2520"/>
      <text:p text:style-name="P2521"/>
      <text:p text:style-name="P2522"/>
      <text:p text:style-name="P2523"/>
      <text:p text:style-name="P2524"/>
      <text:p text:style-name="P2525"/>
      <text:p text:style-name="P2526"/>
      <text:p text:style-name="P2527"/>
      <text:p text:style-name="P2528"/>
      <text:p text:style-name="P2529"/>
      <text:p text:style-name="P2530"/>
      <text:p text:style-name="P2531"/>
      <text:p text:style-name="P2532"/>
      <text:p text:style-name="P2533"/>
      <text:p text:style-name="P2534"/>
      <text:p text:style-name="P2535"/>
      <text:p text:style-name="P2536"/>
      <text:p text:style-name="P2537"/>
      <text:p text:style-name="P2538"/>
      <text:p text:style-name="P2539"/>
      <text:p text:style-name="P2540"/>
      <text:p text:style-name="P2541"/>
      <text:p text:style-name="P2542"/>
      <text:p text:style-name="P2543"/>
      <text:p text:style-name="P2544"/>
      <text:p text:style-name="P2545"/>
      <text:p text:style-name="P2546"/>
      <text:p text:style-name="P2547"/>
      <text:p text:style-name="P2548"/>
      <text:p text:style-name="P2549"/>
      <text:p text:style-name="P2550"/>
      <text:p text:style-name="P2551"/>
      <text:p text:style-name="P2552"/>
      <text:p text:style-name="P2553"/>
      <text:p text:style-name="P2554"/>
      <text:p text:style-name="P2555"/>
      <text:p text:style-name="P2556"/>
      <text:p text:style-name="P2557"/>
      <text:p text:style-name="P2558"/>
      <text:p text:style-name="P2559"/>
      <text:p text:style-name="P2560"/>
      <text:p text:style-name="P2561"/>
      <text:p text:style-name="P2562"/>
      <text:p text:style-name="P2563"/>
      <text:p text:style-name="P2564"/>
      <text:p text:style-name="P2565"/>
      <text:p text:style-name="P2566"/>
      <text:p text:style-name="P2567"/>
      <text:p text:style-name="P2568"/>
      <text:p text:style-name="P2569"/>
      <text:p text:style-name="P2570"/>
      <text:p text:style-name="P2571"><text:tab/></text:p>
      <text:p text:style-name="P2572"/>
      <text:p text:style-name="P2573"/>
      <text:p text:style-name="P2574"/>
      <text:p text:style-name="P2575"/>
      <text:p text:style-name="P2576"/>
      <text:p text:style-name="P2577"/>
      <text:p text:style-name="P2578"/>
      <text:p text:style-name="P2579"/>
      <text:p text:style-name="P2580"/>
      <text:p text:style-name="P2581"/>
      <text:p text:style-name="P2582"/>
      <text:p text:style-name="P2583"/>
      <text:p text:style-name="P2584"/>
      <text:p text:style-name="P2585"/>
      <text:p text:style-name="P2586"/>
      <text:p text:style-name="P2587"/>
      <text:p text:style-name="P2588"/>
      <text:p text:style-name="P2589"/>
      <text:p text:style-name="P2590"/>
      <text:p text:style-name="P2591"/>
      <text:p text:style-name="P2592"/>
      <text:p text:style-name="P2593"/>
      <text:p text:style-name="P2594"/>
      <text:p text:style-name="P2595"><text:tab/></text:p>
      <text:p text:style-name="P2596"/>
      <text:p text:style-name="P2597"/>
      <text:p text:style-name="P2598"/>
      <text:p text:style-name="P2599"/>
      <text:p text:style-name="P2600"/>
      <text:p text:style-name="P2601"/>
      <text:p text:style-name="P2602"/>
      <text:p text:style-name="P2603"/>
      <text:p text:style-name="P2604"/>
      <text:p text:style-name="P2605"/>
      <text:p text:style-name="P2606"/>
      <text:p text:style-name="P2607"/>
      <text:p text:style-name="P2608"/>
      <text:p text:style-name="P2609"/>
      <text:p text:style-name="P2610"/>
      <text:p text:style-name="P2611"/>
      <text:p text:style-name="P2612"/>
      <text:p text:style-name="P2613"/>
      <text:p text:style-name="P2614"/>
      <text:p text:style-name="P2615"/>
      <text:p text:style-name="P2616"/>
      <text:p text:style-name="P2617"/>
      <text:p text:style-name="P2618"/>
      <text:p text:style-name="P2619"/>
      <text:p text:style-name="P2620"/>
      <text:p text:style-name="P2621"/>
      <text:p text:style-name="P2622"/>
      <text:p text:style-name="P2623"/>
      <text:p text:style-name="P2624"/>
      <text:p text:style-name="P2625"/>
      <text:p text:style-name="P2626"/>
      <text:p text:style-name="P2627"/>
      <text:p text:style-name="P2628"/>
      <text:p text:style-name="P2629"/>
      <text:p text:style-name="P2630"/>
      <text:p text:style-name="P2631"/>
      <text:p text:style-name="P2632"/>
      <text:p text:style-name="P2633"/>
      <text:p text:style-name="P2634"/>
      <text:p text:style-name="P2635"/>
      <text:p text:style-name="P2636"/>
      <text:p text:style-name="P2637"/>
      <text:p text:style-name="P2638"/>
      <text:p text:style-name="P2639"/>
      <text:p text:style-name="P2640"/>
      <text:p text:style-name="P2641"/>
      <text:p text:style-name="P2642"/>
      <text:p text:style-name="P2643"/>
      <text:p text:style-name="P2644"/>
      <text:p text:style-name="P2645"/>
      <text:p text:style-name="P2646"/>
      <text:p text:style-name="P2647"/>
      <text:p text:style-name="P2648"/>
      <text:p text:style-name="P2649"/>
      <text:p text:style-name="P2650"/>
      <text:p text:style-name="P2651"/>
      <text:p text:style-name="P2652"/>
      <text:p text:style-name="P2653"/>
      <text:p text:style-name="P2654"/>
      <text:p text:style-name="P2655"/>
      <text:p text:style-name="P2656"/>
      <text:p text:style-name="P2657"/>
      <text:p text:style-name="P2658"/>
      <text:p text:style-name="P2659"/>
      <text:p text:style-name="P2660"/>
      <text:p text:style-name="P2661"/>
      <text:p text:style-name="P2662"/>
      <text:p text:style-name="P2663"/>
      <text:p text:style-name="P2664"/>
      <text:p text:style-name="P2665"/>
      <text:p text:style-name="P2666"/>
      <text:p text:style-name="P2667"/>
      <text:p text:style-name="P2668"/>
      <text:p text:style-name="P2669"/>
      <text:p text:style-name="P2670"/>
      <text:p text:style-name="P2671"/>
      <text:p text:style-name="P2672"/>
      <text:p text:style-name="P2673"/>
      <text:p text:style-name="P2674"/>
      <text:p text:style-name="P2675"/>
      <text:p text:style-name="P2676"/>
      <text:p text:style-name="P2677"/>
      <text:p text:style-name="P2678"/>
      <text:p text:style-name="P2679"/>
      <text:p text:style-name="P2680"/>
      <text:p text:style-name="P2681"/>
      <text:p text:style-name="P2682"/>
      <text:p text:style-name="P2683"/>
      <text:p text:style-name="P2684"/>
      <text:p text:style-name="P2685"/>
      <text:p text:style-name="P2686"/>
      <text:p text:style-name="P2687"/>
      <text:p text:style-name="P2688"/>
      <text:p text:style-name="P2689"/>
      <text:p text:style-name="P2690"/>
      <text:p text:style-name="P2691"/>
      <text:p text:style-name="P2692"/>
      <text:p text:style-name="P2693"/>
      <text:p text:style-name="P2694"/>
      <text:p text:style-name="P2695"/>
      <text:p text:style-name="P2696"/>
      <text:p text:style-name="P2697"/>
      <text:p text:style-name="P2698"/>
      <text:p text:style-name="P2699"/>
      <text:p text:style-name="P2700"/>
      <text:p text:style-name="P2701"/>
      <text:p text:style-name="P2702"/>
      <text:p text:style-name="P2703"/>
      <text:p text:style-name="P2704"/>
      <text:p text:style-name="P2705"/>
      <text:p text:style-name="P2706"/>
      <text:p text:style-name="P2707"/>
      <text:p text:style-name="P2708"/>
      <text:p text:style-name="P2709"/>
      <text:p text:style-name="P2710"/>
      <text:p text:style-name="P2711"/>
      <text:p text:style-name="P2712"/>
      <text:p text:style-name="P2713"/>
      <text:p text:style-name="P2714"/>
      <text:p text:style-name="P2715"/>
      <text:p text:style-name="P27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263in" fo:margin-bottom="0.4916in" fo:margin-right="0.9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1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 E5450</meta:initial-creator>
    <dc:creator>DELL E5450</dc:creator>
    <meta:creation-date>2023-05-31T06:33:00Z</meta:creation-date>
    <dc:date>2023-05-31T06:33:00Z</dc:date>
    <meta:template xlink:href="Normal" xlink:type="simple"/>
    <meta:editing-cycles>2</meta:editing-cycles>
    <meta:editing-duration>PT0S</meta:editing-duration>
    <meta:document-statistic meta:page-count="51" meta:paragraph-count="90" meta:word-count="6799" meta:character-count="45464" meta:row-count="322" meta:non-whitespace-character-count="38755"/>
  </office:meta>
</office:document-meta>
</file>